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3fcda6" officeooo:paragraph-rsid="00ad3baf"/>
    </style:style>
    <style:style style:name="P53" style:family="paragraph" style:parent-style-name="Table_20_Contents">
      <style:text-properties officeooo:rsid="0041b6bb" officeooo:paragraph-rsid="0041b6bb"/>
    </style:style>
    <style:style style:name="P54" style:family="paragraph" style:parent-style-name="Table_20_Contents">
      <style:text-properties officeooo:rsid="0042e2b0" officeooo:paragraph-rsid="0042e2b0"/>
    </style:style>
    <style:style style:name="P55" style:family="paragraph" style:parent-style-name="Table_20_Contents">
      <style:text-properties officeooo:rsid="0043e98f" officeooo:paragraph-rsid="0043e98f"/>
    </style:style>
    <style:style style:name="P56" style:family="paragraph" style:parent-style-name="Table_20_Contents">
      <style:text-properties officeooo:rsid="0045688d" officeooo:paragraph-rsid="0045688d"/>
    </style:style>
    <style:style style:name="P57" style:family="paragraph" style:parent-style-name="Table_20_Contents">
      <style:text-properties officeooo:rsid="0045d648" officeooo:paragraph-rsid="0045d648"/>
    </style:style>
    <style:style style:name="P58" style:family="paragraph" style:parent-style-name="Table_20_Contents">
      <style:text-properties officeooo:rsid="0046bc8e" officeooo:paragraph-rsid="0046bc8e"/>
    </style:style>
    <style:style style:name="P59" style:family="paragraph" style:parent-style-name="Table_20_Contents">
      <style:text-properties officeooo:rsid="00472f1d" officeooo:paragraph-rsid="00472f1d"/>
    </style:style>
    <style:style style:name="P60" style:family="paragraph" style:parent-style-name="Table_20_Contents">
      <style:text-properties officeooo:rsid="00474cc6" officeooo:paragraph-rsid="00474cc6"/>
    </style:style>
    <style:style style:name="P61" style:family="paragraph" style:parent-style-name="Table_20_Contents">
      <style:text-properties officeooo:rsid="0048cfd5" officeooo:paragraph-rsid="0048cfd5"/>
    </style:style>
    <style:style style:name="P62" style:family="paragraph" style:parent-style-name="Table_20_Contents">
      <style:text-properties officeooo:rsid="0049f883" officeooo:paragraph-rsid="0049f883"/>
    </style:style>
    <style:style style:name="P63" style:family="paragraph" style:parent-style-name="Table_20_Contents">
      <style:text-properties officeooo:rsid="004bf1bd" officeooo:paragraph-rsid="004bf1bd"/>
    </style:style>
    <style:style style:name="P64" style:family="paragraph" style:parent-style-name="Table_20_Contents">
      <style:text-properties officeooo:rsid="004cde15" officeooo:paragraph-rsid="004cde15"/>
    </style:style>
    <style:style style:name="P65" style:family="paragraph" style:parent-style-name="Table_20_Contents">
      <style:text-properties officeooo:rsid="004cf1a7" officeooo:paragraph-rsid="004cf1a7"/>
    </style:style>
    <style:style style:name="P66" style:family="paragraph" style:parent-style-name="Table_20_Contents">
      <style:text-properties officeooo:rsid="004df04a" officeooo:paragraph-rsid="004df04a"/>
    </style:style>
    <style:style style:name="P67" style:family="paragraph" style:parent-style-name="Table_20_Contents">
      <style:text-properties officeooo:rsid="004e073d" officeooo:paragraph-rsid="004e073d"/>
    </style:style>
    <style:style style:name="P68" style:family="paragraph" style:parent-style-name="Table_20_Contents">
      <style:text-properties officeooo:rsid="004f8563" officeooo:paragraph-rsid="004f8563"/>
    </style:style>
    <style:style style:name="P69" style:family="paragraph" style:parent-style-name="Table_20_Contents">
      <style:text-properties officeooo:rsid="00507f5f" officeooo:paragraph-rsid="00507f5f"/>
    </style:style>
    <style:style style:name="P70" style:family="paragraph" style:parent-style-name="Table_20_Contents">
      <style:text-properties officeooo:rsid="00523c58" officeooo:paragraph-rsid="00523c58"/>
    </style:style>
    <style:style style:name="P71" style:family="paragraph" style:parent-style-name="Table_20_Contents">
      <style:text-properties officeooo:rsid="005264da" officeooo:paragraph-rsid="005264da"/>
    </style:style>
    <style:style style:name="P72" style:family="paragraph" style:parent-style-name="Table_20_Contents">
      <style:text-properties officeooo:rsid="00537df8" officeooo:paragraph-rsid="00537df8"/>
    </style:style>
    <style:style style:name="P73" style:family="paragraph" style:parent-style-name="Table_20_Contents">
      <style:text-properties officeooo:rsid="00537df8" officeooo:paragraph-rsid="00bb402d"/>
    </style:style>
    <style:style style:name="P74" style:family="paragraph" style:parent-style-name="Table_20_Contents">
      <style:text-properties officeooo:rsid="0056e486" officeooo:paragraph-rsid="0056e486"/>
    </style:style>
    <style:style style:name="P75" style:family="paragraph" style:parent-style-name="Table_20_Contents">
      <style:text-properties officeooo:rsid="0057e7ca" officeooo:paragraph-rsid="0057e7ca"/>
    </style:style>
    <style:style style:name="P76" style:family="paragraph" style:parent-style-name="Table_20_Contents">
      <style:text-properties officeooo:rsid="00584394" officeooo:paragraph-rsid="00584394"/>
    </style:style>
    <style:style style:name="P77" style:family="paragraph" style:parent-style-name="Table_20_Contents">
      <style:text-properties officeooo:rsid="0058d31b" officeooo:paragraph-rsid="0058d31b"/>
    </style:style>
    <style:style style:name="P78" style:family="paragraph" style:parent-style-name="Table_20_Contents">
      <style:text-properties officeooo:rsid="005c274b" officeooo:paragraph-rsid="005c274b"/>
    </style:style>
    <style:style style:name="P79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0" style:family="paragraph" style:parent-style-name="Table_20_Contents">
      <style:text-properties officeooo:rsid="005c84d0" officeooo:paragraph-rsid="005c84d0"/>
    </style:style>
    <style:style style:name="P81" style:family="paragraph" style:parent-style-name="Table_20_Contents">
      <style:text-properties officeooo:rsid="005e8234" officeooo:paragraph-rsid="005e8234"/>
    </style:style>
    <style:style style:name="P82" style:family="paragraph" style:parent-style-name="Table_20_Contents">
      <style:text-properties officeooo:rsid="006071d2" officeooo:paragraph-rsid="006071d2"/>
    </style:style>
    <style:style style:name="P83" style:family="paragraph" style:parent-style-name="Table_20_Contents">
      <style:text-properties officeooo:rsid="0060afb5" officeooo:paragraph-rsid="0060afb5"/>
    </style:style>
    <style:style style:name="P84" style:family="paragraph" style:parent-style-name="Table_20_Contents">
      <style:text-properties officeooo:rsid="00610f0b" officeooo:paragraph-rsid="00610f0b"/>
    </style:style>
    <style:style style:name="P85" style:family="paragraph" style:parent-style-name="Table_20_Contents">
      <style:text-properties officeooo:rsid="006124e2" officeooo:paragraph-rsid="006124e2"/>
    </style:style>
    <style:style style:name="P86" style:family="paragraph" style:parent-style-name="Table_20_Contents">
      <style:text-properties officeooo:rsid="0062cee5" officeooo:paragraph-rsid="0062cee5"/>
    </style:style>
    <style:style style:name="P87" style:family="paragraph" style:parent-style-name="Table_20_Contents">
      <style:text-properties officeooo:rsid="0063770a" officeooo:paragraph-rsid="0063770a"/>
    </style:style>
    <style:style style:name="P88" style:family="paragraph" style:parent-style-name="Table_20_Contents">
      <style:text-properties officeooo:rsid="00638aea" officeooo:paragraph-rsid="00638aea"/>
    </style:style>
    <style:style style:name="P89" style:family="paragraph" style:parent-style-name="Table_20_Contents">
      <style:text-properties officeooo:rsid="006419ed" officeooo:paragraph-rsid="006419ed"/>
    </style:style>
    <style:style style:name="P90" style:family="paragraph" style:parent-style-name="Table_20_Contents">
      <style:text-properties officeooo:rsid="0064879a" officeooo:paragraph-rsid="0064879a"/>
    </style:style>
    <style:style style:name="P91" style:family="paragraph" style:parent-style-name="Table_20_Contents">
      <style:text-properties officeooo:rsid="0065451c" officeooo:paragraph-rsid="0065451c"/>
    </style:style>
    <style:style style:name="P92" style:family="paragraph" style:parent-style-name="Table_20_Contents">
      <style:text-properties officeooo:rsid="00665184" officeooo:paragraph-rsid="00665184"/>
    </style:style>
    <style:style style:name="P93" style:family="paragraph" style:parent-style-name="Table_20_Contents">
      <style:text-properties officeooo:rsid="0067ee95" officeooo:paragraph-rsid="0067ee95"/>
    </style:style>
    <style:style style:name="P94" style:family="paragraph" style:parent-style-name="Table_20_Contents">
      <style:text-properties officeooo:rsid="00686e7d" officeooo:paragraph-rsid="00686e7d"/>
    </style:style>
    <style:style style:name="P95" style:family="paragraph" style:parent-style-name="Table_20_Contents">
      <style:text-properties officeooo:rsid="006953c2" officeooo:paragraph-rsid="006953c2"/>
    </style:style>
    <style:style style:name="P96" style:family="paragraph" style:parent-style-name="Table_20_Contents">
      <style:text-properties officeooo:rsid="006a1e53" officeooo:paragraph-rsid="006a1e53"/>
    </style:style>
    <style:style style:name="P97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8" style:family="paragraph" style:parent-style-name="Table_20_Contents">
      <style:text-properties officeooo:rsid="006a2230" officeooo:paragraph-rsid="006a2230"/>
    </style:style>
    <style:style style:name="P99" style:family="paragraph" style:parent-style-name="Table_20_Contents">
      <style:text-properties officeooo:rsid="006a2376" officeooo:paragraph-rsid="006a2376"/>
    </style:style>
    <style:style style:name="P100" style:family="paragraph" style:parent-style-name="Table_20_Contents">
      <style:text-properties officeooo:rsid="006a479e" officeooo:paragraph-rsid="006a479e"/>
    </style:style>
    <style:style style:name="P101" style:family="paragraph" style:parent-style-name="Table_20_Contents">
      <style:text-properties officeooo:rsid="006aa1e3" officeooo:paragraph-rsid="006aa1e3"/>
    </style:style>
    <style:style style:name="P102" style:family="paragraph" style:parent-style-name="Table_20_Contents">
      <style:text-properties officeooo:rsid="006bff25" officeooo:paragraph-rsid="006bff25"/>
    </style:style>
    <style:style style:name="P103" style:family="paragraph" style:parent-style-name="Table_20_Contents">
      <style:text-properties officeooo:rsid="006c249d" officeooo:paragraph-rsid="006c249d"/>
    </style:style>
    <style:style style:name="P104" style:family="paragraph" style:parent-style-name="Table_20_Contents">
      <style:text-properties officeooo:rsid="006daf62" officeooo:paragraph-rsid="006daf62"/>
    </style:style>
    <style:style style:name="P105" style:family="paragraph" style:parent-style-name="Table_20_Contents">
      <style:text-properties officeooo:rsid="006f419e" officeooo:paragraph-rsid="006f419e"/>
    </style:style>
    <style:style style:name="P106" style:family="paragraph" style:parent-style-name="Table_20_Contents">
      <style:text-properties officeooo:rsid="006f4971" officeooo:paragraph-rsid="006f4971"/>
    </style:style>
    <style:style style:name="P107" style:family="paragraph" style:parent-style-name="Table_20_Contents">
      <style:text-properties officeooo:rsid="007092fc" officeooo:paragraph-rsid="00bb402d"/>
    </style:style>
    <style:style style:name="P108" style:family="paragraph" style:parent-style-name="Table_20_Contents">
      <style:text-properties officeooo:rsid="00715c67" officeooo:paragraph-rsid="00bb402d"/>
    </style:style>
    <style:style style:name="P109" style:family="paragraph" style:parent-style-name="Table_20_Contents">
      <style:text-properties officeooo:rsid="0071c1a0" officeooo:paragraph-rsid="00bb402d"/>
    </style:style>
    <style:style style:name="P110" style:family="paragraph" style:parent-style-name="Table_20_Contents">
      <style:text-properties officeooo:rsid="0072cb73" officeooo:paragraph-rsid="00bb402d"/>
    </style:style>
    <style:style style:name="P111" style:family="paragraph" style:parent-style-name="Table_20_Contents">
      <style:text-properties officeooo:rsid="00752395" officeooo:paragraph-rsid="00bb402d"/>
    </style:style>
    <style:style style:name="P112" style:family="paragraph" style:parent-style-name="Table_20_Contents">
      <style:text-properties officeooo:rsid="0075c097" officeooo:paragraph-rsid="00bb402d"/>
    </style:style>
    <style:style style:name="P113" style:family="paragraph" style:parent-style-name="Table_20_Contents">
      <style:text-properties officeooo:rsid="0075e0b9" officeooo:paragraph-rsid="00bb402d"/>
    </style:style>
    <style:style style:name="P114" style:family="paragraph" style:parent-style-name="Table_20_Contents">
      <style:text-properties officeooo:rsid="0075e4b1" officeooo:paragraph-rsid="00bb402d"/>
    </style:style>
    <style:style style:name="P115" style:family="paragraph" style:parent-style-name="Table_20_Contents">
      <style:text-properties officeooo:rsid="0077ace9" officeooo:paragraph-rsid="00bb402d"/>
    </style:style>
    <style:style style:name="P116" style:family="paragraph" style:parent-style-name="Table_20_Contents">
      <style:text-properties officeooo:rsid="0077ebc7" officeooo:paragraph-rsid="00bb402d"/>
    </style:style>
    <style:style style:name="P117" style:family="paragraph" style:parent-style-name="Table_20_Contents">
      <style:text-properties officeooo:rsid="00791bca" officeooo:paragraph-rsid="00bb402d"/>
    </style:style>
    <style:style style:name="P118" style:family="paragraph" style:parent-style-name="Table_20_Contents">
      <style:text-properties officeooo:rsid="007ab412" officeooo:paragraph-rsid="00bb402d"/>
    </style:style>
    <style:style style:name="P119" style:family="paragraph" style:parent-style-name="Table_20_Contents">
      <style:text-properties officeooo:rsid="007bcb5d" officeooo:paragraph-rsid="00bb402d"/>
    </style:style>
    <style:style style:name="P120" style:family="paragraph" style:parent-style-name="Table_20_Contents">
      <style:text-properties officeooo:rsid="007d6291" officeooo:paragraph-rsid="00bb402d"/>
    </style:style>
    <style:style style:name="P121" style:family="paragraph" style:parent-style-name="Table_20_Contents">
      <style:text-properties officeooo:rsid="007d7e6f" officeooo:paragraph-rsid="00bb402d"/>
    </style:style>
    <style:style style:name="P122" style:family="paragraph" style:parent-style-name="Table_20_Contents">
      <style:text-properties officeooo:rsid="007ecdbe" officeooo:paragraph-rsid="00bb402d"/>
    </style:style>
    <style:style style:name="P123" style:family="paragraph" style:parent-style-name="Table_20_Contents">
      <style:text-properties officeooo:rsid="007fdff7" officeooo:paragraph-rsid="00bb402d"/>
    </style:style>
    <style:style style:name="P124" style:family="paragraph" style:parent-style-name="Table_20_Contents">
      <style:text-properties officeooo:rsid="008065b6" officeooo:paragraph-rsid="00bb402d"/>
    </style:style>
    <style:style style:name="P125" style:family="paragraph" style:parent-style-name="Table_20_Contents">
      <style:text-properties officeooo:rsid="0081f102" officeooo:paragraph-rsid="00bb402d"/>
    </style:style>
    <style:style style:name="P126" style:family="paragraph" style:parent-style-name="Table_20_Contents">
      <style:text-properties officeooo:rsid="008357aa" officeooo:paragraph-rsid="00bb402d"/>
    </style:style>
    <style:style style:name="P127" style:family="paragraph" style:parent-style-name="Table_20_Contents">
      <style:text-properties officeooo:rsid="0084edf6" officeooo:paragraph-rsid="00bb402d"/>
    </style:style>
    <style:style style:name="P128" style:family="paragraph" style:parent-style-name="Table_20_Contents">
      <style:text-properties officeooo:rsid="0085b835" officeooo:paragraph-rsid="00bb402d"/>
    </style:style>
    <style:style style:name="P129" style:family="paragraph" style:parent-style-name="Table_20_Contents">
      <style:text-properties officeooo:rsid="0086f57e" officeooo:paragraph-rsid="0086f57e"/>
    </style:style>
    <style:style style:name="P130" style:family="paragraph" style:parent-style-name="Table_20_Contents">
      <style:text-properties officeooo:rsid="008774c6" officeooo:paragraph-rsid="008774c6"/>
    </style:style>
    <style:style style:name="P131" style:family="paragraph" style:parent-style-name="Table_20_Contents">
      <style:text-properties officeooo:rsid="008a6676" officeooo:paragraph-rsid="008a6676"/>
    </style:style>
    <style:style style:name="P132" style:family="paragraph" style:parent-style-name="Table_20_Contents">
      <style:text-properties officeooo:rsid="008b5347" officeooo:paragraph-rsid="008b5347"/>
    </style:style>
    <style:style style:name="P133" style:family="paragraph" style:parent-style-name="Table_20_Contents">
      <style:text-properties officeooo:rsid="008bd5ea" officeooo:paragraph-rsid="008bd5ea"/>
    </style:style>
    <style:style style:name="P134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5" style:family="paragraph" style:parent-style-name="Table_20_Contents">
      <style:text-properties officeooo:rsid="008d71cb" officeooo:paragraph-rsid="008d71cb"/>
    </style:style>
    <style:style style:name="P136" style:family="paragraph" style:parent-style-name="Table_20_Contents">
      <style:text-properties officeooo:rsid="0091fdf2" officeooo:paragraph-rsid="0091fdf2"/>
    </style:style>
    <style:style style:name="P137" style:family="paragraph" style:parent-style-name="Table_20_Contents">
      <style:text-properties officeooo:rsid="009322d4" officeooo:paragraph-rsid="009322d4"/>
    </style:style>
    <style:style style:name="P138" style:family="paragraph" style:parent-style-name="Table_20_Contents">
      <style:text-properties officeooo:rsid="0094f0ee" officeooo:paragraph-rsid="0037df86"/>
    </style:style>
    <style:style style:name="P139" style:family="paragraph" style:parent-style-name="Table_20_Contents">
      <style:text-properties officeooo:rsid="0094f0ee" officeooo:paragraph-rsid="003a7cc5"/>
    </style:style>
    <style:style style:name="P140" style:family="paragraph" style:parent-style-name="Table_20_Contents">
      <style:text-properties officeooo:rsid="009a8377" officeooo:paragraph-rsid="009a8377"/>
    </style:style>
    <style:style style:name="P141" style:family="paragraph" style:parent-style-name="Table_20_Contents">
      <style:text-properties officeooo:rsid="009c3e04" officeooo:paragraph-rsid="009c3e04"/>
    </style:style>
    <style:style style:name="P142" style:family="paragraph" style:parent-style-name="Table_20_Contents">
      <style:text-properties officeooo:rsid="00a00f36" officeooo:paragraph-rsid="00a00f36"/>
    </style:style>
    <style:style style:name="P143" style:family="paragraph" style:parent-style-name="Table_20_Contents">
      <style:text-properties officeooo:rsid="00a216eb"/>
    </style:style>
    <style:style style:name="P144" style:family="paragraph" style:parent-style-name="Table_20_Contents">
      <style:text-properties officeooo:rsid="00a72051" officeooo:paragraph-rsid="00a72051"/>
    </style:style>
    <style:style style:name="P145" style:family="paragraph" style:parent-style-name="Table_20_Contents">
      <style:text-properties officeooo:rsid="00a87503" officeooo:paragraph-rsid="00a87503"/>
    </style:style>
    <style:style style:name="P146" style:family="paragraph" style:parent-style-name="Table_20_Contents">
      <style:text-properties officeooo:rsid="00b36064" officeooo:paragraph-rsid="00b36064"/>
    </style:style>
    <style:style style:name="P147" style:family="paragraph" style:parent-style-name="Table_20_Contents">
      <style:text-properties fo:font-weight="bold" officeooo:rsid="00b36064" officeooo:paragraph-rsid="00b36064"/>
    </style:style>
    <style:style style:name="P148" style:family="paragraph" style:parent-style-name="Table_20_Contents">
      <style:text-properties officeooo:rsid="00b3ef2e" officeooo:paragraph-rsid="00b3ef2e"/>
    </style:style>
    <style:style style:name="P149" style:family="paragraph" style:parent-style-name="Table_20_Contents">
      <style:text-properties officeooo:rsid="00b505ad" officeooo:paragraph-rsid="00b505ad"/>
    </style:style>
    <style:style style:name="P150" style:family="paragraph" style:parent-style-name="Table_20_Contents">
      <style:text-properties officeooo:rsid="00b5cb54" officeooo:paragraph-rsid="00b5cb54"/>
    </style:style>
    <style:style style:name="P151" style:family="paragraph" style:parent-style-name="Table_20_Contents">
      <style:text-properties officeooo:rsid="00b7b19a" officeooo:paragraph-rsid="00b7b19a"/>
    </style:style>
    <style:style style:name="P152" style:family="paragraph" style:parent-style-name="Table_20_Contents">
      <style:text-properties officeooo:rsid="00b88046" officeooo:paragraph-rsid="00b88046"/>
    </style:style>
    <style:style style:name="P153" style:family="paragraph" style:parent-style-name="Table_20_Contents">
      <style:text-properties officeooo:rsid="00b95355" officeooo:paragraph-rsid="00b95355"/>
    </style:style>
    <style:style style:name="P154" style:family="paragraph" style:parent-style-name="Table_20_Contents">
      <style:text-properties officeooo:rsid="00bd05e3" officeooo:paragraph-rsid="00bd05e3"/>
    </style:style>
    <style:style style:name="P155" style:family="paragraph" style:parent-style-name="Table_20_Contents">
      <style:text-properties officeooo:rsid="00be92ad" officeooo:paragraph-rsid="00be92ad"/>
    </style:style>
    <style:style style:name="P156" style:family="paragraph" style:parent-style-name="Table_20_Contents">
      <style:text-properties officeooo:rsid="00c0658b" officeooo:paragraph-rsid="00c0658b"/>
    </style:style>
    <style:style style:name="P157" style:family="paragraph" style:parent-style-name="Table_20_Contents">
      <style:text-properties officeooo:rsid="00c0658b" officeooo:paragraph-rsid="00c3be8f"/>
    </style:style>
    <style:style style:name="P158" style:family="paragraph" style:parent-style-name="Table_20_Contents">
      <style:text-properties officeooo:rsid="00c26284" officeooo:paragraph-rsid="00c26284"/>
    </style:style>
    <style:style style:name="P159" style:family="paragraph" style:parent-style-name="Table_20_Contents">
      <style:text-properties officeooo:rsid="00c26284" officeooo:paragraph-rsid="00c3be8f"/>
    </style:style>
    <style:style style:name="P160" style:family="paragraph" style:parent-style-name="Table_20_Contents">
      <style:text-properties officeooo:rsid="00c26284" officeooo:paragraph-rsid="00c52df1"/>
    </style:style>
    <style:style style:name="P161" style:family="paragraph" style:parent-style-name="Table_20_Contents">
      <style:text-properties officeooo:rsid="00c3be8f" officeooo:paragraph-rsid="00c3be8f"/>
    </style:style>
    <style:style style:name="P162" style:family="paragraph" style:parent-style-name="Table_20_Contents">
      <style:text-properties officeooo:rsid="00c3c4e5" officeooo:paragraph-rsid="00c3c4e5"/>
    </style:style>
    <style:style style:name="P163" style:family="paragraph" style:parent-style-name="Table_20_Contents">
      <style:text-properties officeooo:rsid="00c52df1" officeooo:paragraph-rsid="00c52df1"/>
    </style:style>
    <style:style style:name="P164" style:family="paragraph" style:parent-style-name="Footnote">
      <style:text-properties officeooo:rsid="000b161d" officeooo:paragraph-rsid="000b161d"/>
    </style:style>
    <style:style style:name="P165" style:family="paragraph" style:parent-style-name="Table_20_Heading">
      <style:text-properties officeooo:rsid="00084874" officeooo:paragraph-rsid="00084874"/>
    </style:style>
    <style:style style:name="P166" style:family="paragraph" style:parent-style-name="Table_20_Heading">
      <style:text-properties officeooo:rsid="00084874" officeooo:paragraph-rsid="00533014"/>
    </style:style>
    <style:style style:name="P167" style:family="paragraph" style:parent-style-name="Table_20_Heading">
      <style:text-properties officeooo:rsid="00084874" officeooo:paragraph-rsid="00bb402d"/>
    </style:style>
    <style:style style:name="P168" style:family="paragraph" style:parent-style-name="Table_20_Heading">
      <style:text-properties officeooo:rsid="00098c23" officeooo:paragraph-rsid="00098c23"/>
    </style:style>
    <style:style style:name="P169" style:family="paragraph" style:parent-style-name="Table_20_Heading">
      <style:text-properties officeooo:rsid="00098c23" officeooo:paragraph-rsid="00533014"/>
    </style:style>
    <style:style style:name="P170" style:family="paragraph" style:parent-style-name="Table_20_Heading">
      <style:text-properties officeooo:rsid="00098c23" officeooo:paragraph-rsid="00bb402d"/>
    </style:style>
    <style:style style:name="P171" style:family="paragraph" style:parent-style-name="Table_20_Heading">
      <style:text-properties officeooo:rsid="0016f893" officeooo:paragraph-rsid="0016f893"/>
    </style:style>
    <style:style style:name="P172" style:family="paragraph" style:parent-style-name="Table_20_Heading">
      <style:text-properties officeooo:rsid="0016f893" officeooo:paragraph-rsid="00533014"/>
    </style:style>
    <style:style style:name="P173" style:family="paragraph" style:parent-style-name="Table_20_Heading">
      <style:text-properties officeooo:rsid="0016f893" officeooo:paragraph-rsid="00bb402d"/>
    </style:style>
    <style:style style:name="P174" style:family="paragraph" style:parent-style-name="Table_20_Contents">
      <style:text-properties officeooo:rsid="00c82dc3" officeooo:paragraph-rsid="00c82dc3"/>
    </style:style>
    <style:style style:name="P175" style:family="paragraph" style:parent-style-name="Table_20_Contents">
      <style:text-properties officeooo:rsid="00c9087e" officeooo:paragraph-rsid="00c9087e"/>
    </style:style>
    <style:style style:name="P176" style:family="paragraph" style:parent-style-name="Heading_20_1">
      <style:text-properties officeooo:paragraph-rsid="00533014"/>
    </style:style>
    <style:style style:name="P177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  <style:style style:name="T54" style:family="text">
      <style:text-properties officeooo:rsid="00b360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b3ef2e"/>
    </style:style>
    <style:style style:name="T57" style:family="text">
      <style:text-properties officeooo:rsid="00b88046"/>
    </style:style>
    <style:style style:name="T58" style:family="text">
      <style:text-properties officeooo:rsid="00c0658b"/>
    </style:style>
    <style:style style:name="T59" style:family="text">
      <style:text-properties officeooo:rsid="00c26284"/>
    </style:style>
    <style:style style:name="T60" style:family="text">
      <style:text-properties officeooo:rsid="00c3be8f"/>
    </style:style>
    <style:style style:name="T61" style:family="text">
      <style:text-properties officeooo:rsid="00c3c4e5"/>
    </style:style>
    <style:style style:name="T62" style:family="text">
      <style:text-properties officeooo:rsid="00c52df1"/>
    </style:style>
    <style:style style:name="T63" style:family="text">
      <style:text-properties officeooo:rsid="00c729d1"/>
    </style:style>
    <style:style style:name="T64" style:family="text">
      <style:text-properties officeooo:rsid="00c82d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6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71">Package</text:p>
            </table:table-cell>
            <table:table-cell table:style-name="Tableau1.B1" office:value-type="string">
              <text:p text:style-name="P168">Version<text:note text:id="ftn1" text:note-class="footnote"><text:note-citation>1</text:note-citation><text:note-body><text:p text:style-name="P164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65">Source</text:p>
            </table:table-cell>
            <table:table-cell table:style-name="Tableau1.D1" office:value-type="string">
              <text:p text:style-name="P165">Comment<text:span text:style-name="T7">s</text:span></text:p>
            </table:table-cell>
          </table:table-row>
        </table:table-header-rows>
        <table:table-row>
          <table:table-cell table:style-name="Tableau1.A34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4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34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34" office:value-type="string">
            <text:p text:style-name="P149">apsw</text:p>
          </table:table-cell>
          <table:table-cell table:style-name="Tableau1.B6" office:value-type="string">
            <text:p text:style-name="P149">3.7.17r1 / 3.7.17r1 / 3.8.11.1r1</text:p>
          </table:table-cell>
          <table:table-cell table:style-name="Tableau1.C6" office:value-type="string">
            <text:p text:style-name="P149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6" office:value-type="string">
            <text:p text:style-name="P149">OK.</text:p>
          </table:table-cell>
        </table:table-row>
        <table:table-row>
          <table:table-cell table:style-name="Tableau1.A34" office:value-type="string">
            <text:p text:style-name="P1">asunder</text:p>
          </table:table-cell>
          <table:table-cell table:style-name="Tableau1.B6" office:value-type="string">
            <text:p text:style-name="P23">2.<text:span text:style-name="T28">7</text:span> / 2.3 / 2.7</text:p>
          </table:table-cell>
          <table:table-cell table:style-name="Tableau1.C6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6" office:value-type="string">
            <text:p text:style-name="P23"><text:span text:style-name="T28">OK.</text:span>.</text:p>
          </table:table-cell>
        </table:table-row>
        <table:table-row>
          <table:table-cell table:style-name="Tableau1.A34" office:value-type="string">
            <text:p text:style-name="P1">atkmm</text:p>
          </table:table-cell>
          <table:table-cell table:style-name="Tableau1.B7" office:value-type="string">
            <text:p text:style-name="P25">2.22.7 / 2.22.7 / 2.22.7</text:p>
          </table:table-cell>
          <table:table-cell table:style-name="Tableau1.C7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7" office:value-type="string">
            <text:p text:style-name="P25">OK.</text:p>
          </table:table-cell>
        </table:table-row>
        <table:table-row>
          <table:table-cell table:style-name="Tableau1.A34" office:value-type="string">
            <text:p text:style-name="P1">audacious</text:p>
          </table:table-cell>
          <table:table-cell table:style-name="Tableau1.B8" office:value-type="string">
            <text:p text:style-name="P25">3.<text:span text:style-name="T43">6</text:span>.2 / 3.3.4 / 3.6.2</text:p>
          </table:table-cell>
          <table:table-cell table:style-name="Tableau1.C8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25"><text:span text:style-name="T43">OK</text:span>.</text:p>
          </table:table-cell>
        </table:table-row>
        <table:table-row>
          <table:table-cell table:style-name="Tableau1.A34" office:value-type="string">
            <text:p text:style-name="P1">audacious-plugins</text:p>
          </table:table-cell>
          <table:table-cell table:style-name="Tableau1.B9" office:value-type="string">
            <text:p text:style-name="P25">3.<text:span text:style-name="T43">6</text:span>.2 / 3.3.4 / 3.6.2</text:p>
          </table:table-cell>
          <table:table-cell table:style-name="Tableau1.C9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9" office:value-type="string">
            <text:p text:style-name="P143">OK.</text:p>
          </table:table-cell>
        </table:table-row>
        <table:table-row>
          <table:table-cell table:style-name="Tableau1.A34" office:value-type="string">
            <text:p text:style-name="P1">audacity</text:p>
          </table:table-cell>
          <table:table-cell table:style-name="Tableau1.B10" office:value-type="string">
            <text:p text:style-name="P24">2.<text:span text:style-name="T41">1.0</text:span> / 2.1.0 / 2.1.0</text:p>
          </table:table-cell>
          <table:table-cell table:style-name="Tableau1.C10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0" office:value-type="string">
            <text:p text:style-name="P24"><text:span text:style-name="T41">OK</text:span>.</text:p>
          </table:table-cell>
        </table:table-row>
        <table:table-row>
          <table:table-cell table:style-name="Tableau1.A34" office:value-type="string">
            <text:p text:style-name="P146">backports-ssl-match-hostname</text:p>
          </table:table-cell>
          <table:table-cell table:style-name="Tableau1.B11" office:value-type="string">
            <text:p text:style-name="P146">3.4.0.2 / 3.4.0.2 / -</text:p>
          </table:table-cell>
          <table:table-cell table:style-name="Tableau1.C11" office:value-type="string">
            <text:p text:style-name="P147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5">ttp://tinyurl.com/qaxqkup</text:span></text:a><text:span text:style-name="T55"> </text:span>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4" office:value-type="string">
            <text:p text:style-name="P174">bamf</text:p>
          </table:table-cell>
          <table:table-cell table:style-name="Tableau1.B13" office:value-type="string">
            <text:p text:style-name="P174">0.5.1 / 0.5.1 / -</text:p>
          </table:table-cell>
          <table:table-cell table:style-name="Tableau1.C13" office:value-type="string">
            <text:p text:style-name="P174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3" office:value-type="string">
            <text:p text:style-name="P174">OK.</text:p>
          </table:table-cell>
        </table:table-row>
        <table:table-row>
          <table:table-cell table:style-name="Tableau1.A34" office:value-type="string">
            <text:p text:style-name="P1">BeautifulSoup</text:p>
          </table:table-cell>
          <table:table-cell table:style-name="Tableau1.B13" office:value-type="string">
            <text:p text:style-name="P26">3.2.1 / 3.2.1 / 3.2.1</text:p>
          </table:table-cell>
          <table:table-cell table:style-name="Tableau1.C13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3" office:value-type="string">
            <text:p text:style-name="P26">OK.</text:p>
          </table:table-cell>
        </table:table-row>
        <table:table-row>
          <table:table-cell table:style-name="Tableau1.A34" office:value-type="string">
            <text:p text:style-name="P1">brasero</text:p>
          </table:table-cell>
          <table:table-cell table:style-name="Tableau1.B14" office:value-type="string">
            <text:p text:style-name="P26">3.1<text:span text:style-name="T44">2.1</text:span> / 3.12.1 / 3.12.1</text:p>
          </table:table-cell>
          <table:table-cell table:style-name="Tableau1.C14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4" office:value-type="string">
            <text:p text:style-name="P26"><text:span text:style-name="T44">OK</text:span>.</text:p>
          </table:table-cell>
        </table:table-row>
        <table:table-row>
          <table:table-cell table:style-name="Tableau1.A34" office:value-type="string">
            <text:p text:style-name="P1">cairomm</text:p>
          </table:table-cell>
          <table:table-cell table:style-name="Tableau1.B15" office:value-type="string">
            <text:p text:style-name="P27">1.10.0 / 1.10.0 / -</text:p>
          </table:table-cell>
          <table:table-cell table:style-name="Tableau1.C15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5" office:value-type="string">
            <text:p text:style-name="P27">OK.</text:p>
          </table:table-cell>
        </table:table-row>
        <table:table-row>
          <table:table-cell table:style-name="Tableau1.A34" office:value-type="string">
            <text:p text:style-name="P152">calibre</text:p>
          </table:table-cell>
          <table:table-cell table:style-name="Tableau1.B17" office:value-type="string">
            <text:p text:style-name="P152">1.48.0 / 1.48.0 / 2.40.0</text:p>
          </table:table-cell>
          <table:table-cell table:style-name="Tableau1.C17" office:value-type="string">
            <text:p text:style-name="P152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7" office:value-type="string">
            <text:p text:style-name="P152">OK.</text:p>
          </table:table-cell>
        </table:table-row>
        <table:table-row>
          <table:table-cell table:style-name="Tableau1.A34" office:value-type="string">
            <text:p text:style-name="P1">catfish</text:p>
          </table:table-cell>
          <table:table-cell table:style-name="Tableau1.B17" office:value-type="string">
            <text:p text:style-name="P27">0.3.2 / 1.2.2 / 1.2.2</text:p>
          </table:table-cell>
          <table:table-cell table:style-name="Tableau1.C17" office:value-type="string">
            <text:p text:style-name="P27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7" office:value-type="string">
            <text:p text:style-name="P27">Latest version won't build.</text:p>
          </table:table-cell>
        </table:table-row>
        <table:table-row>
          <table:table-cell table:style-name="Tableau1.A34" office:value-type="string">
            <text:p text:style-name="P1">cddb-py</text:p>
          </table:table-cell>
          <table:table-cell table:style-name="Tableau1.B18" office:value-type="string">
            <text:p text:style-name="P27">1.4 / 1.4 / 1.4</text:p>
          </table:table-cell>
          <table:table-cell table:style-name="Tableau1.C18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8" office:value-type="string">
            <text:p text:style-name="P27">OK.</text:p>
          </table:table-cell>
        </table:table-row>
        <table:table-row>
          <table:table-cell table:style-name="Tableau1.A34" office:value-type="string">
            <text:p text:style-name="P1">clearlooks-phenix-theme</text:p>
          </table:table-cell>
          <table:table-cell table:style-name="Tableau1.B19" office:value-type="string">
            <text:p text:style-name="P27"><text:span text:style-name="T35">4.0</text:span> / 4.0 / 6.0.3</text:p>
          </table:table-cell>
          <table:table-cell table:style-name="Tableau1.C19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9" office:value-type="string">
            <text:p text:style-name="P136">OK. <text:span text:style-name="T35">Latest version is ugly.</text:span></text:p>
          </table:table-cell>
        </table:table-row>
        <table:table-row>
          <table:table-cell table:style-name="Tableau1.A34" office:value-type="string">
            <text:p text:style-name="P1">conky</text:p>
          </table:table-cell>
          <table:table-cell table:style-name="Tableau1.B20" office:value-type="string">
            <text:p text:style-name="Table_20_Contents">1.<text:span text:style-name="T17">9.0 / 1.9.0 / 1.9.0</text:span></text:p>
          </table:table-cell>
          <table:table-cell table:style-name="Tableau1.C20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34" office:value-type="string">
            <text:p text:style-name="P1">cryptopp</text:p>
          </table:table-cell>
          <table:table-cell table:style-name="Tableau1.B21" office:value-type="string">
            <text:p text:style-name="P28">5.6.2 / 5.6.2 / 5.6.2</text:p>
          </table:table-cell>
          <table:table-cell table:style-name="Tableau1.C21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1" office:value-type="string">
            <text:p text:style-name="P28">OK.</text:p>
          </table:table-cell>
        </table:table-row>
        <table:table-row>
          <table:table-cell table:style-name="Tableau1.A34" office:value-type="string">
            <text:p text:style-name="P149">cssselect</text:p>
          </table:table-cell>
          <table:table-cell table:style-name="Tableau1.B25" office:value-type="string">
            <text:p text:style-name="P149">0.9.1 / 0.9.1 / 0.9.1</text:p>
          </table:table-cell>
          <table:table-cell table:style-name="Tableau1.C25" office:value-type="string">
            <text:p text:style-name="P149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5" office:value-type="string">
            <text:p text:style-name="P149">OK.</text:p>
          </table:table-cell>
        </table:table-row>
        <table:table-row>
          <table:table-cell table:style-name="Tableau1.A34" office:value-type="string">
            <text:p text:style-name="P150">cssutils</text:p>
          </table:table-cell>
          <table:table-cell table:style-name="Tableau1.B25" office:value-type="string">
            <text:p text:style-name="P150">1.0 / 1.0 / -</text:p>
          </table:table-cell>
          <table:table-cell table:style-name="Tableau1.C25" office:value-type="string">
            <text:p text:style-name="P150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5" office:value-type="string">
            <text:p text:style-name="P150">OK.</text:p>
          </table:table-cell>
        </table:table-row>
        <table:table-row>
          <table:table-cell table:style-name="Tableau1.A34" office:value-type="string">
            <text:p text:style-name="P151">dns-python</text:p>
          </table:table-cell>
          <table:table-cell table:style-name="Tableau1.B25" office:value-type="string">
            <text:p text:style-name="P151">1.12.0 / 1.12.0 / <text:span text:style-name="T57">1.12.0</text:span></text:p>
          </table:table-cell>
          <table:table-cell table:style-name="Tableau1.C25" office:value-type="string">
            <text:p text:style-name="P152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5" office:value-type="string">
            <text:p text:style-name="P152">OK.</text:p>
          </table:table-cell>
        </table:table-row>
        <text:soft-page-break/>
        <table:table-row>
          <table:table-cell table:style-name="Tableau1.A34" office:value-type="string">
            <text:p text:style-name="P1">elementary-xfce</text:p>
          </table:table-cell>
          <table:table-cell table:style-name="Tableau1.B25" office:value-type="string">
            <text:p text:style-name="P24"><text:span text:style-name="T29">0.5</text:span> / 0.5 / 0.5</text:p>
          </table:table-cell>
          <table:table-cell table:style-name="Tableau1.C25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5" office:value-type="string">
            <text:p text:style-name="P137">OK.</text:p>
          </table:table-cell>
        </table:table-row>
        <table:table-row>
          <table:table-cell table:style-name="Tableau1.A34" office:value-type="string">
            <text:p text:style-name="P1">eurostile-fonts</text:p>
          </table:table-cell>
          <table:table-cell table:style-name="Tableau1.B26" office:value-type="string">
            <text:p text:style-name="P28">1.0 (none)</text:p>
          </table:table-cell>
          <table:table-cell table:style-name="Tableau1.C26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6" office:value-type="string">
            <text:p text:style-name="P28">OK.</text:p>
          </table:table-cell>
        </table:table-row>
        <table:table-row>
          <table:table-cell table:style-name="Tableau1.A34" office:value-type="string">
            <text:p text:style-name="P1">evince</text:p>
          </table:table-cell>
          <table:table-cell table:style-name="Tableau1.B27" office:value-type="string">
            <text:p text:style-name="P29">3.12.2 / 3.12.2 / -</text:p>
          </table:table-cell>
          <table:table-cell table:style-name="Tableau1.C27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7" office:value-type="string">
            <text:p text:style-name="P29">OK.</text:p>
          </table:table-cell>
        </table:table-row>
        <table:table-row>
          <table:table-cell table:style-name="Tableau1.A34" office:value-type="string">
            <text:p text:style-name="P1">exo</text:p>
          </table:table-cell>
          <table:table-cell table:style-name="Tableau1.B28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28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8" office:value-type="string">
            <text:p text:style-name="P8"><text:span text:style-name="T21">OK</text:span>.</text:p>
          </table:table-cell>
        </table:table-row>
        <table:table-row>
          <table:table-cell table:style-name="Tableau1.A34" office:value-type="string">
            <text:p text:style-name="P1">faac</text:p>
          </table:table-cell>
          <table:table-cell table:style-name="Tableau1.B29" office:value-type="string">
            <text:p text:style-name="P30">1.28 / 1.28 / 1.28</text:p>
          </table:table-cell>
          <table:table-cell table:style-name="Tableau1.C29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9" office:value-type="string">
            <text:p text:style-name="P30">OK.</text:p>
          </table:table-cell>
        </table:table-row>
        <table:table-row>
          <table:table-cell table:style-name="Tableau1.A34" office:value-type="string">
            <text:p text:style-name="P1">faad2</text:p>
          </table:table-cell>
          <table:table-cell table:style-name="Tableau1.B30" office:value-type="string">
            <text:p text:style-name="P30">2.7 / 2.7 / 2.7</text:p>
          </table:table-cell>
          <table:table-cell table:style-name="Tableau1.C30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0" office:value-type="string">
            <text:p text:style-name="P30">OK.</text:p>
          </table:table-cell>
        </table:table-row>
        <table:table-row>
          <table:table-cell table:style-name="Tableau1.A34" office:value-type="string">
            <text:p text:style-name="P1">ffmpeg</text:p>
          </table:table-cell>
          <table:table-cell table:style-name="Tableau1.B31" office:value-type="string">
            <text:p text:style-name="P31">2.<text:span text:style-name="T39">6.3</text:span> / 2.6.3 / 2.7.1</text:p>
          </table:table-cell>
          <table:table-cell table:style-name="Tableau1.C31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1" office:value-type="string">
            <text:p text:style-name="P31"><text:span text:style-name="T39">OK</text:span>.</text:p>
          </table:table-cell>
        </table:table-row>
        <table:table-row>
          <table:table-cell table:style-name="Tableau1.A34" office:value-type="string">
            <text:p text:style-name="P1">ffmpegthumbnailer</text:p>
          </table:table-cell>
          <table:table-cell table:style-name="Tableau1.B32" office:value-type="string">
            <text:p text:style-name="P32">2.0.<text:span text:style-name="T44">10</text:span> / 2.0.10 / 2.0.10</text:p>
          </table:table-cell>
          <table:table-cell table:style-name="Tableau1.C32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2" office:value-type="string">
            <text:p text:style-name="P32"><text:span text:style-name="T44">OK</text:span>.</text:p>
          </table:table-cell>
        </table:table-row>
        <table:table-row>
          <table:table-cell table:style-name="Tableau1.A34" office:value-type="string">
            <text:p text:style-name="P1">flashplayer-plugin</text:p>
          </table:table-cell>
          <table:table-cell table:style-name="Tableau1.B33" office:value-type="string">
            <text:p text:style-name="P33">11.2.202.<text:span text:style-name="T64">540</text:span> / 11.2.202.<text:span text:style-name="T54">540</text:span> / -</text:p>
          </table:table-cell>
          <table:table-cell table:style-name="Tableau1.C33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3" office:value-type="string">
            <text:p text:style-name="P33"><text:span text:style-name="T25">OK</text:span>.</text:p>
          </table:table-cell>
        </table:table-row>
        <table:table-row>
          <table:table-cell table:style-name="Tableau1.A34" office:value-type="string">
            <text:p text:style-name="P4">frei0r</text:p>
          </table:table-cell>
          <table:table-cell table:style-name="Tableau1.B34" office:value-type="string">
            <text:p text:style-name="P33">1.4 / 1.4 / 1.4</text:p>
          </table:table-cell>
          <table:table-cell table:style-name="Tableau1.C34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4" office:value-type="string">
            <text:p text:style-name="P33">OK.</text:p>
          </table:table-cell>
        </table:table-row>
        <table:table-row>
          <table:table-cell table:style-name="Tableau1.A89" office:value-type="string">
            <text:p text:style-name="P4">galculator</text:p>
          </table:table-cell>
          <table:table-cell table:style-name="Tableau1.B35" office:value-type="string">
            <text:p text:style-name="P33">2.1.3 / 2.1.3 / 2.1.3</text:p>
          </table:table-cell>
          <table:table-cell table:style-name="Tableau1.C35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5" office:value-type="string">
            <text:p text:style-name="P33">OK.</text:p>
          </table:table-cell>
        </table:table-row>
        <table:table-row>
          <table:table-cell table:style-name="Tableau1.A89" office:value-type="string">
            <text:p text:style-name="P4">garcon</text:p>
          </table:table-cell>
          <table:table-cell table:style-name="Tableau1.B36" office:value-type="string">
            <text:p text:style-name="P6">0.4.0 / <text:span text:style-name="T11">0.2.1</text:span> / 0.5.0</text:p>
          </table:table-cell>
          <table:table-cell table:style-name="Tableau1.C36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6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89" office:value-type="string">
            <text:p text:style-name="P4">gdm</text:p>
          </table:table-cell>
          <table:table-cell table:style-name="Tableau1.B37" office:value-type="string">
            <text:p text:style-name="P34">2.20.11 / 2.20.11 / -</text:p>
          </table:table-cell>
          <table:table-cell table:style-name="Tableau1.C37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7" office:value-type="string">
            <text:p text:style-name="P34">OK.</text:p>
          </table:table-cell>
        </table:table-row>
        <table:table-row>
          <table:table-cell table:style-name="Tableau1.A89" office:value-type="string">
            <text:p text:style-name="P4">glibmm</text:p>
          </table:table-cell>
          <table:table-cell table:style-name="Tableau1.B38" office:value-type="string">
            <text:p text:style-name="P34">2.36.2 / 2.36.2 / -</text:p>
          </table:table-cell>
          <table:table-cell table:style-name="Tableau1.C38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8" office:value-type="string">
            <text:p text:style-name="P34">OK.</text:p>
          </table:table-cell>
        </table:table-row>
        <table:table-row>
          <table:table-cell table:style-name="Tableau1.A89" office:value-type="string">
            <text:p text:style-name="P4">gmtk</text:p>
          </table:table-cell>
          <table:table-cell table:style-name="Tableau1.B39" office:value-type="string">
            <text:p text:style-name="P34">1.0.8 / 1.0.8 / 1.0.8</text:p>
          </table:table-cell>
          <table:table-cell table:style-name="Tableau1.C39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9" office:value-type="string">
            <text:p text:style-name="P34">OK.</text:p>
          </table:table-cell>
        </table:table-row>
        <table:table-row>
          <table:table-cell table:style-name="Tableau1.A89" office:value-type="string">
            <text:p text:style-name="P174">gnome-common</text:p>
          </table:table-cell>
          <table:table-cell table:style-name="Tableau1.B41" office:value-type="string">
            <text:p text:style-name="P174">3.14.0 / 3.14.0 / -</text:p>
          </table:table-cell>
          <table:table-cell table:style-name="Tableau1.C41" office:value-type="string">
            <text:p text:style-name="P174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1" office:value-type="string">
            <text:p text:style-name="P174">OK.</text:p>
          </table:table-cell>
        </table:table-row>
        <table:table-row>
          <table:table-cell table:style-name="Tableau1.A89" office:value-type="string">
            <text:p text:style-name="P4">gnome-mplayer</text:p>
          </table:table-cell>
          <table:table-cell table:style-name="Tableau1.B41" office:value-type="string">
            <text:p text:style-name="P34">1.0.8 / 1.0.8 / 1.0.8</text:p>
          </table:table-cell>
          <table:table-cell table:style-name="Tableau1.C41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1" office:value-type="string">
            <text:p text:style-name="P34">OK.</text:p>
          </table:table-cell>
        </table:table-row>
        <table:table-row>
          <table:table-cell table:style-name="Tableau1.A89" office:value-type="string">
            <text:p text:style-name="P4">gnote</text:p>
          </table:table-cell>
          <table:table-cell table:style-name="Tableau1.B42" office:value-type="string">
            <text:p text:style-name="P35">0.8.4 / - / 3.16.1</text:p>
          </table:table-cell>
          <table:table-cell table:style-name="Tableau1.C42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2" office:value-type="string">
            <text:p text:style-name="P35">This version seems to work best.</text:p>
          </table:table-cell>
        </table:table-row>
        <table:table-row>
          <table:table-cell table:style-name="Tableau1.A89" office:value-type="string">
            <text:p text:style-name="P4">goocanvas</text:p>
          </table:table-cell>
          <table:table-cell table:style-name="Tableau1.B43" office:value-type="string">
            <text:p text:style-name="P35">0.15 / 0.15 / -</text:p>
          </table:table-cell>
          <table:table-cell table:style-name="Tableau1.C43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3" office:value-type="string">
            <text:p text:style-name="P35">OK.</text:p>
          </table:table-cell>
        </table:table-row>
        <table:table-row>
          <table:table-cell table:style-name="Tableau1.A89" office:value-type="string">
            <text:p text:style-name="P4">google-droid-fonts</text:p>
          </table:table-cell>
          <table:table-cell table:style-name="Tableau1.B44" office:value-type="string">
            <text:p text:style-name="P35">20100409 / 20141010 / -</text:p>
          </table:table-cell>
          <table:table-cell table:style-name="Tableau1.C44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4" office:value-type="string">
            <text:p text:style-name="P35">Droid Sans missing in later versions.</text:p>
          </table:table-cell>
        </table:table-row>
        <table:table-row>
          <table:table-cell table:style-name="Tableau1.A89" office:value-type="string">
            <text:p text:style-name="P4">gsl</text:p>
          </table:table-cell>
          <table:table-cell table:style-name="Tableau1.B45" office:value-type="string">
            <text:p text:style-name="P36">1.16 / 1.16 / 1.16</text:p>
          </table:table-cell>
          <table:table-cell table:style-name="Tableau1.C45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5" office:value-type="string">
            <text:p text:style-name="P36">OK.</text:p>
          </table:table-cell>
        </table:table-row>
        <table:table-row>
          <table:table-cell table:style-name="Tableau1.A89" office:value-type="string">
            <text:p text:style-name="P4">gst-ffmpeg</text:p>
          </table:table-cell>
          <table:table-cell table:style-name="Tableau1.B46" office:value-type="string">
            <text:p text:style-name="P37">0.10.13 / 0.10.13 / -</text:p>
          </table:table-cell>
          <table:table-cell table:style-name="Tableau1.C46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6" office:value-type="string">
            <text:p text:style-name="P37">OK.</text:p>
          </table:table-cell>
        </table:table-row>
        <table:table-row>
          <table:table-cell table:style-name="Tableau1.A89" office:value-type="string">
            <text:p text:style-name="P4">gst-plugins-bad</text:p>
          </table:table-cell>
          <table:table-cell table:style-name="Tableau1.B47" office:value-type="string">
            <text:p text:style-name="P37">0.10.23 / 0.10.23 / -</text:p>
          </table:table-cell>
          <table:table-cell table:style-name="Tableau1.C47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7" office:value-type="string">
            <text:p text:style-name="P37">OK.</text:p>
          </table:table-cell>
        </table:table-row>
        <table:table-row>
          <table:table-cell table:style-name="Tableau1.A89" office:value-type="string">
            <text:p text:style-name="P4">gst-plugins-ugly</text:p>
          </table:table-cell>
          <table:table-cell table:style-name="Tableau1.B48" office:value-type="string">
            <text:p text:style-name="P37">0.10.19 / 0.10.19 / -</text:p>
          </table:table-cell>
          <table:table-cell table:style-name="Tableau1.C48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8" office:value-type="string">
            <text:p text:style-name="P37">OK.</text:p>
          </table:table-cell>
        </table:table-row>
        <table:table-row>
          <table:table-cell table:style-name="Tableau1.A89" office:value-type="string">
            <text:p text:style-name="P4">gst1-libav</text:p>
          </table:table-cell>
          <table:table-cell table:style-name="Tableau1.B49" office:value-type="string">
            <text:p text:style-name="P37">1.4.<text:span text:style-name="T42">5</text:span> / 1.4.5 / -</text:p>
          </table:table-cell>
          <table:table-cell table:style-name="Tableau1.C49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9" office:value-type="string">
            <text:p text:style-name="P37"><text:span text:style-name="T42">OK</text:span>.</text:p>
          </table:table-cell>
        </table:table-row>
        <table:table-row>
          <table:table-cell table:style-name="Tableau1.A89" office:value-type="string">
            <text:p text:style-name="P4">gst1-plugins-bad</text:p>
          </table:table-cell>
          <table:table-cell table:style-name="Tableau1.B50" office:value-type="string">
            <text:p text:style-name="P37">1.4.<text:span text:style-name="T42">5</text:span> / 1.4.5 / -</text:p>
          </table:table-cell>
          <table:table-cell table:style-name="Tableau1.C50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0" office:value-type="string">
            <text:p text:style-name="P37"><text:span text:style-name="T42">OK</text:span>.</text:p>
          </table:table-cell>
        </table:table-row>
        <text:soft-page-break/>
        <table:table-row>
          <table:table-cell table:style-name="Tableau1.A89" office:value-type="string">
            <text:p text:style-name="P4">gst1-plugins-base</text:p>
          </table:table-cell>
          <table:table-cell table:style-name="Tableau1.B51" office:value-type="string">
            <text:p text:style-name="P37">1.4.<text:span text:style-name="T42">5</text:span> / 1.4.5 / -</text:p>
          </table:table-cell>
          <table:table-cell table:style-name="Tableau1.C51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1" office:value-type="string">
            <text:p text:style-name="P37"><text:span text:style-name="T42">OK</text:span>.</text:p>
          </table:table-cell>
        </table:table-row>
        <table:table-row>
          <table:table-cell table:style-name="Tableau1.A89" office:value-type="string">
            <text:p text:style-name="P4">gst1-plugins-good</text:p>
          </table:table-cell>
          <table:table-cell table:style-name="Tableau1.B52" office:value-type="string">
            <text:p text:style-name="P38">1.4.<text:span text:style-name="T42">5</text:span> / 1.4.5 / -</text:p>
          </table:table-cell>
          <table:table-cell table:style-name="Tableau1.C52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2" office:value-type="string">
            <text:p text:style-name="P38"><text:span text:style-name="T42">OK</text:span>.</text:p>
          </table:table-cell>
        </table:table-row>
        <table:table-row>
          <table:table-cell table:style-name="Tableau1.A89" office:value-type="string">
            <text:p text:style-name="P4">gstreamer1</text:p>
          </table:table-cell>
          <table:table-cell table:style-name="Tableau1.B53" office:value-type="string">
            <text:p text:style-name="P39">1.4.<text:span text:style-name="T42">5</text:span> / 1.4.5 / -</text:p>
          </table:table-cell>
          <table:table-cell table:style-name="Tableau1.C53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3" office:value-type="string">
            <text:p text:style-name="P39"><text:span text:style-name="T42">OK</text:span>.</text:p>
          </table:table-cell>
        </table:table-row>
        <table:table-row>
          <table:table-cell table:style-name="Tableau1.A89" office:value-type="string">
            <text:p text:style-name="P4">gthumb</text:p>
          </table:table-cell>
          <table:table-cell table:style-name="Tableau1.B54" office:value-type="string">
            <text:p text:style-name="P40">3.2.9.1 / 3.2.8 / 3.4.0</text:p>
          </table:table-cell>
          <table:table-cell table:style-name="Tableau1.C54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4" office:value-type="string">
            <text:p text:style-name="P40">OK.</text:p>
          </table:table-cell>
        </table:table-row>
        <table:table-row>
          <table:table-cell table:style-name="Tableau1.A89" office:value-type="string">
            <text:p text:style-name="P4">gtk-engines</text:p>
          </table:table-cell>
          <table:table-cell table:style-name="Tableau1.B55" office:value-type="string">
            <text:p text:style-name="P41">2.20.2 / 2.20.2 / 2.20.2</text:p>
          </table:table-cell>
          <table:table-cell table:style-name="Tableau1.C55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5" office:value-type="string">
            <text:p text:style-name="P41">OK.</text:p>
          </table:table-cell>
        </table:table-row>
        <table:table-row>
          <table:table-cell table:style-name="Tableau1.A89" office:value-type="string">
            <text:p text:style-name="P4">gtk-xfce-engine</text:p>
          </table:table-cell>
          <table:table-cell table:style-name="Tableau1.B56" office:value-type="string">
            <text:p text:style-name="P8">3.2.0 / <text:span text:style-name="T12">3.0.1</text:span> / 3.2.0</text:p>
          </table:table-cell>
          <table:table-cell table:style-name="Tableau1.C56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6" office:value-type="string">
            <text:p text:style-name="P11">OK.</text:p>
          </table:table-cell>
        </table:table-row>
        <table:table-row>
          <table:table-cell table:style-name="Tableau1.A89" office:value-type="string">
            <text:p text:style-name="P4">gtkam</text:p>
          </table:table-cell>
          <table:table-cell table:style-name="Tableau1.B57" office:value-type="string">
            <text:p text:style-name="P41">0.2.0 / 0.2.0 / 0.2.0</text:p>
          </table:table-cell>
          <table:table-cell table:style-name="Tableau1.C57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7" office:value-type="string">
            <text:p text:style-name="P41">OK.</text:p>
          </table:table-cell>
        </table:table-row>
        <table:table-row>
          <table:table-cell table:style-name="Tableau1.A89" office:value-type="string">
            <text:p text:style-name="P4">gtkmm</text:p>
          </table:table-cell>
          <table:table-cell table:style-name="Tableau1.B58" office:value-type="string">
            <text:p text:style-name="P41">2.24.4 / 2.24.4 / 2.24.4</text:p>
          </table:table-cell>
          <table:table-cell table:style-name="Tableau1.C58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8" office:value-type="string">
            <text:p text:style-name="P41">OK.</text:p>
          </table:table-cell>
        </table:table-row>
        <table:table-row>
          <table:table-cell table:style-name="Tableau1.A59" office:value-type="string">
            <text:p text:style-name="P4">gtkmm3</text:p>
          </table:table-cell>
          <table:table-cell table:style-name="Tableau1.B59" office:value-type="string">
            <text:p text:style-name="P41">3.8.1 / 3.8.1 / 3.8.1</text:p>
          </table:table-cell>
          <table:table-cell table:style-name="Tableau1.C59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9" office:value-type="string">
            <text:p text:style-name="P41">OK.</text:p>
          </table:table-cell>
        </table:table-row>
        <table:table-row>
          <table:table-cell table:style-name="Tableau1.A89" office:value-type="string">
            <text:p text:style-name="P4">id3lib</text:p>
          </table:table-cell>
          <table:table-cell table:style-name="Tableau1.B60" office:value-type="string">
            <text:p text:style-name="P42">3.8.3 / 3.8.3 / 3.8.3</text:p>
          </table:table-cell>
          <table:table-cell table:style-name="Tableau1.C60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0" office:value-type="string">
            <text:p text:style-name="P42">OK.</text:p>
          </table:table-cell>
        </table:table-row>
        <table:table-row>
          <table:table-cell table:style-name="Tableau1.A89" office:value-type="string">
            <text:p text:style-name="P4">imlib2</text:p>
          </table:table-cell>
          <table:table-cell table:style-name="Tableau1.B61" office:value-type="string">
            <text:p text:style-name="P42">1.4.<text:span text:style-name="T30">7</text:span> / 1.4.7 / 1.4.7</text:p>
          </table:table-cell>
          <table:table-cell table:style-name="Tableau1.C61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1" office:value-type="string">
            <text:p text:style-name="P138">OK.</text:p>
          </table:table-cell>
        </table:table-row>
        <table:table-row>
          <table:table-cell table:style-name="Tableau1.A89" office:value-type="string">
            <text:p text:style-name="P4">inkscape</text:p>
          </table:table-cell>
          <table:table-cell table:style-name="Tableau1.B62" office:value-type="string">
            <text:p text:style-name="P42">0.<text:span text:style-name="T45">91</text:span> / 0.91 / 0.91</text:p>
          </table:table-cell>
          <table:table-cell table:style-name="Tableau1.C62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2" office:value-type="string">
            <text:p text:style-name="P42"><text:span text:style-name="T45">OK</text:span>.</text:p>
          </table:table-cell>
        </table:table-row>
        <table:table-row>
          <table:table-cell table:style-name="Tableau1.A89" office:value-type="string">
            <text:p text:style-name="P4">jdk</text:p>
          </table:table-cell>
          <table:table-cell table:style-name="Tableau1.B63" office:value-type="string">
            <text:p text:style-name="P43">8u<text:span text:style-name="T27">51</text:span> / 8u<text:span text:style-name="T27">51</text:span> / 8u<text:span text:style-name="T27">51</text:span></text:p>
          </table:table-cell>
          <table:table-cell table:style-name="Tableau1.C63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3" office:value-type="string">
            <text:p text:style-name="P43">OK.</text:p>
          </table:table-cell>
        </table:table-row>
        <table:table-row>
          <table:table-cell table:style-name="Tableau1.A89" office:value-type="string">
            <text:p text:style-name="P174">json-glib</text:p>
          </table:table-cell>
          <table:table-cell table:style-name="Tableau1.B65" office:value-type="string">
            <text:p text:style-name="P174">0.14.2 / 0.14.2 / -</text:p>
          </table:table-cell>
          <table:table-cell table:style-name="Tableau1.C65" office:value-type="string">
            <text:p text:style-name="P174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5" office:value-type="string">
            <text:p text:style-name="P174">OK.</text:p>
          </table:table-cell>
        </table:table-row>
        <table:table-row>
          <table:table-cell table:style-name="Tableau1.A89" office:value-type="string">
            <text:p text:style-name="P4">lame</text:p>
          </table:table-cell>
          <table:table-cell table:style-name="Tableau1.B65" office:value-type="string">
            <text:p text:style-name="P44">3.99.5 / 3.99.5 / 3.99.5</text:p>
          </table:table-cell>
          <table:table-cell table:style-name="Tableau1.C65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5" office:value-type="string">
            <text:p text:style-name="P44">OK.</text:p>
          </table:table-cell>
        </table:table-row>
        <table:table-row>
          <table:table-cell table:style-name="Tableau1.A89" office:value-type="string">
            <text:p text:style-name="P4">leafpad</text:p>
          </table:table-cell>
          <table:table-cell table:style-name="Tableau1.B66" office:value-type="string">
            <text:p text:style-name="P45">0.8.18.1 / 0.8.18.1 / 0.8.17 (?)</text:p>
          </table:table-cell>
          <table:table-cell table:style-name="Tableau1.C66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6" office:value-type="string">
            <text:p text:style-name="P45">OK.</text:p>
          </table:table-cell>
        </table:table-row>
        <table:table-row>
          <table:table-cell table:style-name="Tableau1.A89" office:value-type="string">
            <text:p text:style-name="P4">libburn</text:p>
          </table:table-cell>
          <table:table-cell table:style-name="Tableau1.B67" office:value-type="string">
            <text:p text:style-name="P45">1.<text:span text:style-name="T30">4.0</text:span> / 1.4.0 / 1.4.0</text:p>
          </table:table-cell>
          <table:table-cell table:style-name="Tableau1.C67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7" office:value-type="string">
            <text:p text:style-name="P139">OK.</text:p>
          </table:table-cell>
        </table:table-row>
        <table:table-row>
          <table:table-cell table:style-name="Tableau1.A89" office:value-type="string">
            <text:p text:style-name="P4">libcdaudio</text:p>
          </table:table-cell>
          <table:table-cell table:style-name="Tableau1.B68" office:value-type="string">
            <text:p text:style-name="P46">0.99.12p2 / 0.99.12p2 / 0.99.12p2</text:p>
          </table:table-cell>
          <table:table-cell table:style-name="Tableau1.C68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8" office:value-type="string">
            <text:p text:style-name="P46">OK.</text:p>
          </table:table-cell>
        </table:table-row>
        <table:table-row>
          <table:table-cell table:style-name="Tableau1.A89" office:value-type="string">
            <text:p text:style-name="P4">libcuefile</text:p>
          </table:table-cell>
          <table:table-cell table:style-name="Tableau1.B69" office:value-type="string">
            <text:p text:style-name="P46">r475 / r475 / r475</text:p>
          </table:table-cell>
          <table:table-cell table:style-name="Tableau1.C69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9" office:value-type="string">
            <text:p text:style-name="P46">OK.</text:p>
          </table:table-cell>
        </table:table-row>
        <table:table-row>
          <table:table-cell table:style-name="Tableau1.A89" office:value-type="string">
            <text:p text:style-name="P174">libdbusmenu</text:p>
          </table:table-cell>
          <table:table-cell table:style-name="Tableau1.B71" office:value-type="string">
            <text:p text:style-name="P174">12.10.2 / 12.10.2 / -</text:p>
          </table:table-cell>
          <table:table-cell table:style-name="Tableau1.C71" office:value-type="string">
            <text:p text:style-name="P174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1" office:value-type="string">
            <text:p text:style-name="P174">OK.</text:p>
          </table:table-cell>
        </table:table-row>
        <table:table-row>
          <table:table-cell table:style-name="Tableau1.A89" office:value-type="string">
            <text:p text:style-name="P4">libdv</text:p>
          </table:table-cell>
          <table:table-cell table:style-name="Tableau1.B71" office:value-type="string">
            <text:p text:style-name="P46">1.0.0 / 1.0.0 / 1.0.0</text:p>
          </table:table-cell>
          <table:table-cell table:style-name="Tableau1.C71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1" office:value-type="string">
            <text:p text:style-name="P46">OK.</text:p>
          </table:table-cell>
        </table:table-row>
        <table:table-row>
          <table:table-cell table:style-name="Tableau1.A89" office:value-type="string">
            <text:p text:style-name="P4">libdvdcss</text:p>
          </table:table-cell>
          <table:table-cell table:style-name="Tableau1.B72" office:value-type="string">
            <text:p text:style-name="P47">1.2.13 / 1.2.13 / 1.2.13</text:p>
          </table:table-cell>
          <table:table-cell table:style-name="Tableau1.C72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2" office:value-type="string">
            <text:p text:style-name="P47">OK.</text:p>
          </table:table-cell>
        </table:table-row>
        <table:table-row>
          <table:table-cell table:style-name="Tableau1.A89" office:value-type="string">
            <text:p text:style-name="P4">libdvdnav</text:p>
          </table:table-cell>
          <table:table-cell table:style-name="Tableau1.B73" office:value-type="string">
            <text:p text:style-name="P47">4.2.0 / 4.2.0 / 5.0.0</text:p>
          </table:table-cell>
          <table:table-cell table:style-name="Tableau1.C73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3" office:value-type="string">
            <text:p text:style-name="P47">OK.</text:p>
          </table:table-cell>
        </table:table-row>
        <table:table-row>
          <table:table-cell table:style-name="Tableau1.A89" office:value-type="string">
            <text:p text:style-name="P4">libexif-gtk</text:p>
          </table:table-cell>
          <table:table-cell table:style-name="Tableau1.B74" office:value-type="string">
            <text:p text:style-name="P47">0.3.5 / 0.3.5 / 0.4.0</text:p>
          </table:table-cell>
          <table:table-cell table:style-name="Tableau1.C74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4" office:value-type="string">
            <text:p text:style-name="P47">OK.</text:p>
          </table:table-cell>
        </table:table-row>
        <table:table-row>
          <table:table-cell table:style-name="Tableau1.A89" office:value-type="string">
            <text:p text:style-name="P174">libgee</text:p>
          </table:table-cell>
          <table:table-cell table:style-name="Tableau1.B76" office:value-type="string">
            <text:p text:style-name="P174">0.16.1 / 0.16.1 / -</text:p>
          </table:table-cell>
          <table:table-cell table:style-name="Tableau1.C76" office:value-type="string">
            <text:p text:style-name="P174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6" office:value-type="string">
            <text:p text:style-name="P174">OK.</text:p>
          </table:table-cell>
        </table:table-row>
        <table:table-row>
          <table:table-cell table:style-name="Tableau1.A89" office:value-type="string">
            <text:p text:style-name="P4">libgnomecanvas</text:p>
          </table:table-cell>
          <table:table-cell table:style-name="Tableau1.B76" office:value-type="string">
            <text:p text:style-name="P47">2.30.3 / 2.30.3 / 2.30.3</text:p>
          </table:table-cell>
          <table:table-cell table:style-name="Tableau1.C76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6" office:value-type="string">
            <text:p text:style-name="P47">OK.</text:p>
          </table:table-cell>
        </table:table-row>
        <text:soft-page-break/>
        <table:table-row>
          <table:table-cell table:style-name="Tableau1.A89" office:value-type="string">
            <text:p text:style-name="P4">libgnomecups</text:p>
          </table:table-cell>
          <table:table-cell table:style-name="Tableau1.B77" office:value-type="string">
            <text:p text:style-name="P47">0.2.3 / 0.2.3 / 0.2.3</text:p>
          </table:table-cell>
          <table:table-cell table:style-name="Tableau1.C77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7" office:value-type="string">
            <text:p text:style-name="P47">OK.</text:p>
          </table:table-cell>
        </table:table-row>
        <table:table-row>
          <table:table-cell table:style-name="Tableau1.A89" office:value-type="string">
            <text:p text:style-name="P4">libgnomeprint</text:p>
          </table:table-cell>
          <table:table-cell table:style-name="Tableau1.B78" office:value-type="string">
            <text:p text:style-name="P48">2.18.8 / 2.18.8 / 2.18.8</text:p>
          </table:table-cell>
          <table:table-cell table:style-name="Tableau1.C78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78" office:value-type="string">
            <text:p text:style-name="P48">OK.</text:p>
          </table:table-cell>
        </table:table-row>
        <table:table-row>
          <table:table-cell table:style-name="Tableau1.A89" office:value-type="string">
            <text:p text:style-name="P4">libgnomeprintui</text:p>
          </table:table-cell>
          <table:table-cell table:style-name="Tableau1.B79" office:value-type="string">
            <text:p text:style-name="P48">2.18.6 / 2.18.6 / 2.18.6</text:p>
          </table:table-cell>
          <table:table-cell table:style-name="Tableau1.C79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79" office:value-type="string">
            <text:p text:style-name="P48">OK.</text:p>
          </table:table-cell>
        </table:table-row>
        <table:table-row>
          <table:table-cell table:style-name="Tableau1.A89" office:value-type="string">
            <text:p text:style-name="P174">libgtop</text:p>
          </table:table-cell>
          <table:table-cell table:style-name="Tableau1.B81" office:value-type="string">
            <text:p text:style-name="P174">2.28.5 / 2.28.5 / -</text:p>
          </table:table-cell>
          <table:table-cell table:style-name="Tableau1.C81" office:value-type="string">
            <text:p text:style-name="P174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1" office:value-type="string">
            <text:p text:style-name="P174">OK.</text:p>
          </table:table-cell>
        </table:table-row>
        <table:table-row>
          <table:table-cell table:style-name="Tableau1.A89" office:value-type="string">
            <text:p text:style-name="P4">libisofs</text:p>
          </table:table-cell>
          <table:table-cell table:style-name="Tableau1.B81" office:value-type="string">
            <text:p text:style-name="P45">1.<text:span text:style-name="T30">4.0</text:span> / 1.4.0 / 1.4.0</text:p>
          </table:table-cell>
          <table:table-cell table:style-name="Tableau1.C81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1" office:value-type="string">
            <text:p text:style-name="P45"><text:span text:style-name="T30">OK</text:span>.</text:p>
          </table:table-cell>
        </table:table-row>
        <table:table-row>
          <table:table-cell table:style-name="Tableau1.A89" office:value-type="string">
            <text:p text:style-name="P4">libmp4v2</text:p>
          </table:table-cell>
          <table:table-cell table:style-name="Tableau1.B82" office:value-type="string">
            <text:p text:style-name="P49">2.0.0 / 2.0.0 / 2.0.0</text:p>
          </table:table-cell>
          <table:table-cell table:style-name="Tableau1.C82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2" office:value-type="string">
            <text:p text:style-name="P49">OK.</text:p>
          </table:table-cell>
        </table:table-row>
        <table:table-row>
          <table:table-cell table:style-name="Tableau1.A89" office:value-type="string">
            <text:p text:style-name="P4">libmpeg2</text:p>
          </table:table-cell>
          <table:table-cell table:style-name="Tableau1.B83" office:value-type="string">
            <text:p text:style-name="P49">0.5.1 / 0.5.1 / 0.5.1</text:p>
          </table:table-cell>
          <table:table-cell table:style-name="Tableau1.C83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3" office:value-type="string">
            <text:p text:style-name="P49">OK.</text:p>
          </table:table-cell>
        </table:table-row>
        <table:table-row>
          <table:table-cell table:style-name="Tableau1.A89" office:value-type="string">
            <text:p text:style-name="P153">libofx</text:p>
          </table:table-cell>
          <table:table-cell table:style-name="Tableau1.B85" office:value-type="string">
            <text:p text:style-name="P153">0.9.9 / 0.9.9 / -</text:p>
          </table:table-cell>
          <table:table-cell table:style-name="Tableau1.C85" office:value-type="string">
            <text:p text:style-name="P153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5" office:value-type="string">
            <text:p text:style-name="P153">OK.</text:p>
          </table:table-cell>
        </table:table-row>
        <table:table-row>
          <table:table-cell table:style-name="Tableau1.A89" office:value-type="string">
            <text:p text:style-name="P4">libopenraw</text:p>
          </table:table-cell>
          <table:table-cell table:style-name="Tableau1.B85" office:value-type="string">
            <text:p text:style-name="P49">0.0.9 / 0.0.9 / 0.0.9</text:p>
          </table:table-cell>
          <table:table-cell table:style-name="Tableau1.C85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5" office:value-type="string">
            <text:p text:style-name="P50">OK.</text:p>
          </table:table-cell>
        </table:table-row>
        <table:table-row>
          <table:table-cell table:style-name="Tableau1.A89" office:value-type="string">
            <text:p text:style-name="P4">libquicktime</text:p>
          </table:table-cell>
          <table:table-cell table:style-name="Tableau1.B86" office:value-type="string">
            <text:p text:style-name="P50">1.2.4 / 1.2.4 / 1.2.4</text:p>
          </table:table-cell>
          <table:table-cell table:style-name="Tableau1.C86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6" office:value-type="string">
            <text:p text:style-name="P50">OK.</text:p>
          </table:table-cell>
        </table:table-row>
        <table:table-row>
          <table:table-cell table:style-name="Tableau1.A89" office:value-type="string">
            <text:p text:style-name="P4">libreoffice</text:p>
          </table:table-cell>
          <table:table-cell table:style-name="Tableau1.B87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7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7" office:value-type="string">
            <text:p text:style-name="P51">OK.</text:p>
          </table:table-cell>
        </table:table-row>
        <table:table-row>
          <table:table-cell table:style-name="Tableau1.A89" office:value-type="string">
            <text:p text:style-name="P4">libreoffice-helppack</text:p>
          </table:table-cell>
          <table:table-cell table:style-name="Tableau1.B88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8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88" office:value-type="string">
            <text:p text:style-name="P51">OK.</text:p>
          </table:table-cell>
        </table:table-row>
        <table:table-row>
          <table:table-cell table:style-name="Tableau1.A89" office:value-type="string">
            <text:p text:style-name="P4">libreoffice-langpack</text:p>
          </table:table-cell>
          <table:table-cell table:style-name="Tableau1.B89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9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89" office:value-type="string">
            <text:p text:style-name="P51">OK.</text:p>
          </table:table-cell>
        </table:table-row>
        <table:table-row>
          <table:table-cell table:style-name="Tableau1.A146" office:value-type="string">
            <text:p text:style-name="P4">libsigc++</text:p>
          </table:table-cell>
          <table:table-cell table:style-name="Tableau1.B90" office:value-type="string">
            <text:p text:style-name="P53">2.2.11 / 2.2.11 / 2.2.11</text:p>
          </table:table-cell>
          <table:table-cell table:style-name="Tableau1.C90" office:value-type="string">
            <text:p text:style-name="P5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0" office:value-type="string">
            <text:p text:style-name="P53">OK.</text:p>
          </table:table-cell>
        </table:table-row>
        <table:table-row>
          <table:table-cell table:style-name="Tableau1.A146" office:value-type="string">
            <text:p text:style-name="P4">libunique</text:p>
          </table:table-cell>
          <table:table-cell table:style-name="Tableau1.B91" office:value-type="string">
            <text:p text:style-name="P53">1.1.6 / 1.1.6 / 1.1.6</text:p>
          </table:table-cell>
          <table:table-cell table:style-name="Tableau1.C91" office:value-type="string">
            <text:p text:style-name="P54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6" office:value-type="string">
            <text:p text:style-name="P4">libupnp</text:p>
          </table:table-cell>
          <table:table-cell table:style-name="Tableau1.B92" office:value-type="string">
            <text:p text:style-name="P54">1.6.17 / 1.6.17 / <text:span text:style-name="T18">1.6.19</text:span></text:p>
          </table:table-cell>
          <table:table-cell table:style-name="Tableau1.C92" office:value-type="string">
            <text:p text:style-name="P55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2" office:value-type="string">
            <text:p text:style-name="P55"><text:span text:style-name="T30">OK</text:span>. <text:span text:style-name="T30">Later version doesn't build.</text:span></text:p>
          </table:table-cell>
        </table:table-row>
        <table:table-row>
          <table:table-cell table:style-name="Tableau1.A146" office:value-type="string">
            <text:p text:style-name="P174">libwnck3</text:p>
          </table:table-cell>
          <table:table-cell table:style-name="Tableau1.B94" office:value-type="string">
            <text:p text:style-name="P174">3.4.9 / 3.4.9 / -</text:p>
          </table:table-cell>
          <table:table-cell table:style-name="Tableau1.C94" office:value-type="string">
            <text:p text:style-name="P174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4" office:value-type="string">
            <text:p text:style-name="P174">OK.</text:p>
          </table:table-cell>
        </table:table-row>
        <table:table-row>
          <table:table-cell table:style-name="Tableau1.A146" office:value-type="string">
            <text:p text:style-name="P4">libxfce4ui</text:p>
          </table:table-cell>
          <table:table-cell table:style-name="Tableau1.B94" office:value-type="string">
            <text:p text:style-name="P8">4.12.1 / <text:span text:style-name="T12">4.10.0</text:span> / 4.12.1</text:p>
          </table:table-cell>
          <table:table-cell table:style-name="Tableau1.C94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4" office:value-type="string">
            <text:p text:style-name="P11">OK.</text:p>
          </table:table-cell>
        </table:table-row>
        <table:table-row>
          <table:table-cell table:style-name="Tableau1.A146" office:value-type="string">
            <text:p text:style-name="P4">libxfce4util</text:p>
          </table:table-cell>
          <table:table-cell table:style-name="Tableau1.B95" office:value-type="string">
            <text:p text:style-name="P9">4.12.1 / <text:span text:style-name="T12">4.10.1</text:span> / 4.12.1</text:p>
          </table:table-cell>
          <table:table-cell table:style-name="Tableau1.C95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5" office:value-type="string">
            <text:p text:style-name="P11">OK.</text:p>
          </table:table-cell>
        </table:table-row>
        <table:table-row>
          <table:table-cell table:style-name="Tableau1.A146" office:value-type="string">
            <text:p text:style-name="P153">libxml++</text:p>
          </table:table-cell>
          <table:table-cell table:style-name="Tableau1.B97" office:value-type="string">
            <text:p text:style-name="P153">2.36.0 / 2.36.0 / -</text:p>
          </table:table-cell>
          <table:table-cell table:style-name="Tableau1.C97" office:value-type="string">
            <text:p text:style-name="P153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7" office:value-type="string">
            <text:p text:style-name="P153">OK.</text:p>
          </table:table-cell>
        </table:table-row>
        <table:table-row>
          <table:table-cell table:style-name="Tableau1.A146" office:value-type="string">
            <text:p text:style-name="P4">lua</text:p>
          </table:table-cell>
          <table:table-cell table:style-name="Tableau1.B97" office:value-type="string">
            <text:p text:style-name="P56">5.1.5 / 5.1.5 / 5.1.5</text:p>
          </table:table-cell>
          <table:table-cell table:style-name="Tableau1.C97" office:value-type="string">
            <text:p text:style-name="P56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7" office:value-type="string">
            <text:p text:style-name="P56"><text:span text:style-name="T30">OK. </text:span>Stick with 5.1.x version.</text:p>
          </table:table-cell>
        </table:table-row>
        <table:table-row>
          <table:table-cell table:style-name="Tableau1.A146" office:value-type="string">
            <text:p text:style-name="P4">luna-wallpapers</text:p>
          </table:table-cell>
          <table:table-cell table:style-name="Tableau1.B98" office:value-type="string">
            <text:p text:style-name="P57">0.2 / 0.2 / 0.2</text:p>
          </table:table-cell>
          <table:table-cell table:style-name="Tableau1.C98" office:value-type="string">
            <text:p text:style-name="P57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98" office:value-type="string">
            <text:p text:style-name="P57">OK.</text:p>
          </table:table-cell>
        </table:table-row>
        <table:table-row>
          <table:table-cell table:style-name="Tableau1.A146" office:value-type="string">
            <text:p text:style-name="P4">lxml</text:p>
          </table:table-cell>
          <table:table-cell table:style-name="Tableau1.B99" office:value-type="string">
            <text:p text:style-name="P58">3.4.<text:span text:style-name="T31">4</text:span> / 3.4.4 / 3.4.4</text:p>
          </table:table-cell>
          <table:table-cell table:style-name="Tableau1.C99" office:value-type="string">
            <text:p text:style-name="P58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99" office:value-type="string">
            <text:p text:style-name="P59"><text:span text:style-name="T31">OK</text:span>.</text:p>
          </table:table-cell>
        </table:table-row>
        <table:table-row>
          <table:table-cell table:style-name="Tableau1.A146" office:value-type="string">
            <text:p text:style-name="P146">matplotlib</text:p>
          </table:table-cell>
          <table:table-cell table:style-name="Tableau1.B102" office:value-type="string">
            <text:p text:style-name="P146">1.4.2 / 1.4.2 / 1.4.3</text:p>
          </table:table-cell>
          <table:table-cell table:style-name="Tableau1.C102" office:value-type="string">
            <text:p text:style-name="P146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2" office:value-type="string">
            <text:p text:style-name="P146">OK.</text:p>
          </table:table-cell>
        </table:table-row>
        <table:table-row>
          <table:table-cell table:style-name="Tableau1.A146" office:value-type="string">
            <text:p text:style-name="P149">mechanize</text:p>
          </table:table-cell>
          <table:table-cell table:style-name="Tableau1.B102" office:value-type="string">
            <text:p text:style-name="P149">0.2.5 / 0.2.5 / 0.2.5</text:p>
          </table:table-cell>
          <table:table-cell table:style-name="Tableau1.C102" office:value-type="string">
            <text:p text:style-name="P149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2" office:value-type="string">
            <text:p text:style-name="P149">OK.</text:p>
          </table:table-cell>
        </table:table-row>
        <table:table-row>
          <table:table-cell table:style-name="Tableau1.A146" office:value-type="string">
            <text:p text:style-name="P4">microlinux-wallpapers</text:p>
          </table:table-cell>
          <table:table-cell table:style-name="Tableau1.B102" office:value-type="string">
            <text:p text:style-name="P58">1.0 (none)</text:p>
          </table:table-cell>
          <table:table-cell table:style-name="Tableau1.C102" office:value-type="string">
            <text:p text:style-name="P58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2" office:value-type="string">
            <text:p text:style-name="P58">OK.</text:p>
          </table:table-cell>
        </table:table-row>
        <text:soft-page-break/>
        <table:table-row>
          <table:table-cell table:style-name="Tableau1.A146" office:value-type="string">
            <text:p text:style-name="P4">mlt</text:p>
          </table:table-cell>
          <table:table-cell table:style-name="Tableau1.B103" office:value-type="string">
            <text:p text:style-name="P59">0.9.<text:span text:style-name="T40">6</text:span> / 0.9.6 / 0.9.6</text:p>
          </table:table-cell>
          <table:table-cell table:style-name="Tableau1.C103" office:value-type="string">
            <text:p text:style-name="P59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3" office:value-type="string">
            <text:p text:style-name="P142">OK.</text:p>
          </table:table-cell>
        </table:table-row>
        <table:table-row>
          <table:table-cell table:style-name="Tableau1.A146" office:value-type="string">
            <text:p text:style-name="P4">mm-common</text:p>
          </table:table-cell>
          <table:table-cell table:style-name="Tableau1.B104" office:value-type="string">
            <text:p text:style-name="P60">0.9.<text:span text:style-name="T32">7</text:span> / 0.9.7 / 0.9.7</text:p>
          </table:table-cell>
          <table:table-cell table:style-name="Tableau1.C104" office:value-type="string">
            <text:p text:style-name="P60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4" office:value-type="string">
            <text:p text:style-name="P60"><text:span text:style-name="T32">OK</text:span>.</text:p>
          </table:table-cell>
        </table:table-row>
        <table:table-row>
          <table:table-cell table:style-name="Tableau1.A146" office:value-type="string">
            <text:p text:style-name="P4">mozilla-firefox-langpack</text:p>
          </table:table-cell>
          <table:table-cell table:style-name="Tableau1.B105" office:value-type="string">
            <text:p text:style-name="P60"><text:span text:style-name="T53">38.3.0</text:span> / - / 3<text:span text:style-name="T53">8.3.0</text:span></text:p>
          </table:table-cell>
          <table:table-cell table:style-name="Tableau1.C105" office:value-type="string">
            <text:p text:style-name="P60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5" office:value-type="string">
            <text:p text:style-name="P60">OK.</text:p>
          </table:table-cell>
        </table:table-row>
        <table:table-row>
          <table:table-cell table:style-name="Tableau1.A146" office:value-type="string">
            <text:p text:style-name="P4">mozilla-thunderbird-langpack</text:p>
          </table:table-cell>
          <table:table-cell table:style-name="Tableau1.B106" office:value-type="string">
            <text:p text:style-name="P60">3<text:span text:style-name="T26">8</text:span>.<text:span text:style-name="T54">3</text:span>.0 / - / 3<text:span text:style-name="T26">8</text:span>.<text:span text:style-name="T54">3</text:span>.0</text:p>
          </table:table-cell>
          <table:table-cell table:style-name="Tableau1.C106" office:value-type="string">
            <text:p text:style-name="P60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6" office:value-type="string">
            <text:p text:style-name="P60">OK.</text:p>
          </table:table-cell>
        </table:table-row>
        <table:table-row>
          <table:table-cell table:style-name="Tableau1.A146" office:value-type="string">
            <text:p text:style-name="P4">mplayer-codecs32</text:p>
          </table:table-cell>
          <table:table-cell table:style-name="Tableau1.B107" office:value-type="string">
            <text:p text:style-name="P61">20110131 / 20110131 / -</text:p>
          </table:table-cell>
          <table:table-cell table:style-name="Tableau1.C107" office:value-type="string">
            <text:p text:style-name="P61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7" office:value-type="string">
            <text:p text:style-name="P61">OK.</text:p>
          </table:table-cell>
        </table:table-row>
        <table:table-row>
          <table:table-cell table:style-name="Tableau1.A146" office:value-type="string">
            <text:p text:style-name="P4">mplayer-codecs64</text:p>
          </table:table-cell>
          <table:table-cell table:style-name="Tableau1.B108" office:value-type="string">
            <text:p text:style-name="P61">20061022 / 20061022 / -</text:p>
          </table:table-cell>
          <table:table-cell table:style-name="Tableau1.C108" office:value-type="string">
            <text:p text:style-name="P61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08" office:value-type="string">
            <text:p text:style-name="P61">OK.</text:p>
          </table:table-cell>
        </table:table-row>
        <table:table-row>
          <table:table-cell table:style-name="Tableau1.A146" office:value-type="string">
            <text:p text:style-name="P4">MPlayer</text:p>
          </table:table-cell>
          <table:table-cell table:style-name="Tableau1.B109" office:value-type="string">
            <text:p text:style-name="P62">1.1.1 / 1.1_20130819 / 1.1.1</text:p>
          </table:table-cell>
          <table:table-cell table:style-name="Tableau1.C109" office:value-type="string">
            <text:p text:style-name="P62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09" office:value-type="string">
            <text:p text:style-name="P62">OK.</text:p>
          </table:table-cell>
        </table:table-row>
        <table:table-row>
          <table:table-cell table:style-name="Tableau1.A146" office:value-type="string">
            <text:p text:style-name="P4">muParser</text:p>
          </table:table-cell>
          <table:table-cell table:style-name="Tableau1.B110" office:value-type="string">
            <text:p text:style-name="P62">2.2.<text:span text:style-name="T33">4</text:span> / 2.2.4 / 2.2.4</text:p>
          </table:table-cell>
          <table:table-cell table:style-name="Tableau1.C110" office:value-type="string">
            <text:p text:style-name="P62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0" office:value-type="string">
            <text:p text:style-name="P62"><text:span text:style-name="T33">OK</text:span>.</text:p>
          </table:table-cell>
        </table:table-row>
        <table:table-row>
          <table:table-cell table:style-name="Tableau1.A146" office:value-type="string">
            <text:p text:style-name="P150">netifaces</text:p>
          </table:table-cell>
          <table:table-cell table:style-name="Tableau1.B112" office:value-type="string">
            <text:p text:style-name="P150">0.10.4 / 0.10.4 / -</text:p>
          </table:table-cell>
          <table:table-cell table:style-name="Tableau1.C112" office:value-type="string">
            <text:p text:style-name="P150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2" office:value-type="string">
            <text:p text:style-name="P150">OK.</text:p>
          </table:table-cell>
        </table:table-row>
        <table:table-row>
          <table:table-cell table:style-name="Tableau1.A146" office:value-type="string">
            <text:p text:style-name="P4">numlockx</text:p>
          </table:table-cell>
          <table:table-cell table:style-name="Tableau1.B112" office:value-type="string">
            <text:p text:style-name="P62">1.2 / 1.2 / - </text:p>
          </table:table-cell>
          <table:table-cell table:style-name="Tableau1.C112" office:value-type="string">
            <text:p text:style-name="P62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2" office:value-type="string">
            <text:p text:style-name="P62">OK.</text:p>
          </table:table-cell>
        </table:table-row>
        <table:table-row>
          <table:table-cell table:style-name="Tableau1.A146" office:value-type="string">
            <text:p text:style-name="P4">numpy</text:p>
          </table:table-cell>
          <table:table-cell table:style-name="Tableau1.B113" office:value-type="string">
            <text:p text:style-name="P63">1.9.1 / 1.9.1 / -</text:p>
          </table:table-cell>
          <table:table-cell table:style-name="Tableau1.C113" office:value-type="string">
            <text:p text:style-name="P63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3" office:value-type="string">
            <text:p text:style-name="P63">OK.</text:p>
          </table:table-cell>
        </table:table-row>
        <table:table-row>
          <table:table-cell table:style-name="Tableau1.A146" office:value-type="string">
            <text:p text:style-name="P4">openshot</text:p>
          </table:table-cell>
          <table:table-cell table:style-name="Tableau1.B114" office:value-type="string">
            <text:p text:style-name="P63">1.4.3 / 1.4.3 / 1.4.3</text:p>
          </table:table-cell>
          <table:table-cell table:style-name="Tableau1.C114" office:value-type="string">
            <text:p text:style-name="P63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4" office:value-type="string">
            <text:p text:style-name="P63">OK.</text:p>
          </table:table-cell>
        </table:table-row>
        <table:table-row>
          <table:table-cell table:style-name="Tableau1.A146" office:value-type="string">
            <text:p text:style-name="P4">orage</text:p>
          </table:table-cell>
          <table:table-cell table:style-name="Tableau1.B115" office:value-type="string">
            <text:p text:style-name="P14">4.<text:span text:style-name="T34">12.1</text:span> / <text:span text:style-name="T13">4.8.4</text:span> / 4.12.1</text:p>
          </table:table-cell>
          <table:table-cell table:style-name="Tableau1.C115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5" office:value-type="string">
            <text:p text:style-name="P14"><text:span text:style-name="T34">OK</text:span>.</text:p>
          </table:table-cell>
        </table:table-row>
        <table:table-row>
          <table:table-cell table:style-name="Tableau1.A146" office:value-type="string">
            <text:p text:style-name="P4">orc</text:p>
          </table:table-cell>
          <table:table-cell table:style-name="Tableau1.B116" office:value-type="string">
            <text:p text:style-name="P64">0.4.2<text:span text:style-name="T36">4</text:span> / 0.4.23 / 0.4.24</text:p>
          </table:table-cell>
          <table:table-cell table:style-name="Tableau1.C116" office:value-type="string">
            <text:p text:style-name="P64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6" office:value-type="string">
            <text:p text:style-name="P64"><text:span text:style-name="T36">OK</text:span>.</text:p>
          </table:table-cell>
        </table:table-row>
        <table:table-row>
          <table:table-cell table:style-name="Tableau1.A146" office:value-type="string">
            <text:p text:style-name="P4">p7zip</text:p>
          </table:table-cell>
          <table:table-cell table:style-name="Tableau1.B117" office:value-type="string">
            <text:p text:style-name="P64">9.20.1 / 9.20.1 / 9.38.1</text:p>
          </table:table-cell>
          <table:table-cell table:style-name="Tableau1.C117" office:value-type="string">
            <text:p text:style-name="P64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7" office:value-type="string">
            <text:p text:style-name="P140">OK.</text:p>
          </table:table-cell>
        </table:table-row>
        <table:table-row>
          <table:table-cell table:style-name="Tableau1.A146" office:value-type="string">
            <text:p text:style-name="P4">pangomm</text:p>
          </table:table-cell>
          <table:table-cell table:style-name="Tableau1.B118" office:value-type="string">
            <text:p text:style-name="Table_20_Contents">2.<text:span text:style-name="T19">34.0 / 2.34.0 / 2.34.0</text:span></text:p>
          </table:table-cell>
          <table:table-cell table:style-name="Tableau1.C118" office:value-type="string">
            <text:p text:style-name="P64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18" office:value-type="string">
            <text:p text:style-name="P64">OK.</text:p>
          </table:table-cell>
        </table:table-row>
        <table:table-row>
          <table:table-cell table:style-name="Tableau1.A146" office:value-type="string">
            <text:p text:style-name="P4">perl-extutils-depends</text:p>
          </table:table-cell>
          <table:table-cell table:style-name="Tableau1.B119" office:value-type="string">
            <text:p text:style-name="P64">0.40<text:span text:style-name="T36">4</text:span> / 0.404 / 0.404</text:p>
          </table:table-cell>
          <table:table-cell table:style-name="Tableau1.C119" office:value-type="string">
            <text:p text:style-name="P64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19" office:value-type="string">
            <text:p text:style-name="P140">OK.</text:p>
          </table:table-cell>
        </table:table-row>
        <table:table-row>
          <table:table-cell table:style-name="Tableau1.A146" office:value-type="string">
            <text:p text:style-name="P4">perl-extutils-pkgconfig</text:p>
          </table:table-cell>
          <table:table-cell table:style-name="Tableau1.B120" office:value-type="string">
            <text:p text:style-name="P64">1.15 / 1.15 / 1.15</text:p>
          </table:table-cell>
          <table:table-cell table:style-name="Tableau1.C120" office:value-type="string">
            <text:p text:style-name="P64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0" office:value-type="string">
            <text:p text:style-name="P64">OK.</text:p>
          </table:table-cell>
        </table:table-row>
        <table:table-row>
          <table:table-cell table:style-name="Tableau1.A146" office:value-type="string">
            <text:p text:style-name="P4">perl-glib</text:p>
          </table:table-cell>
          <table:table-cell table:style-name="Tableau1.B121" office:value-type="string">
            <text:p text:style-name="P65">1.30<text:span text:style-name="T36">7</text:span> / 1.307 / 1.307</text:p>
          </table:table-cell>
          <table:table-cell table:style-name="Tableau1.C121" office:value-type="string">
            <text:p text:style-name="P65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1" office:value-type="string">
            <text:p text:style-name="P65"><text:span text:style-name="T36">OK</text:span>.</text:p>
          </table:table-cell>
        </table:table-row>
        <table:table-row>
          <table:table-cell table:style-name="Tableau1.A146" office:value-type="string">
            <text:p text:style-name="P151">podofo</text:p>
          </table:table-cell>
          <table:table-cell table:style-name="Tableau1.B126" office:value-type="string">
            <text:p text:style-name="P151">0.9.3 / 0.9.3 / 0.9.3</text:p>
          </table:table-cell>
          <table:table-cell table:style-name="Tableau1.C126" office:value-type="string">
            <text:p text:style-name="P151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6" office:value-type="string">
            <text:p text:style-name="P151">OK.</text:p>
          </table:table-cell>
        </table:table-row>
        <table:table-row>
          <table:table-cell table:style-name="Tableau1.A146" office:value-type="string">
            <text:p text:style-name="P146">portaudio</text:p>
          </table:table-cell>
          <table:table-cell table:style-name="Tableau1.B126" office:value-type="string">
            <text:p text:style-name="P146">V19 / V19 / <text:span text:style-name="T56">V19</text:span></text:p>
          </table:table-cell>
          <table:table-cell table:style-name="Tableau1.C126" office:value-type="string">
            <text:p text:style-name="P148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6" office:value-type="string">
            <text:p text:style-name="P148">OK.</text:p>
          </table:table-cell>
        </table:table-row>
        <table:table-row>
          <table:table-cell table:style-name="Tableau1.A146" office:value-type="string">
            <text:p text:style-name="P152">psutil</text:p>
          </table:table-cell>
          <table:table-cell table:style-name="Tableau1.B126" office:value-type="string">
            <text:p text:style-name="P152">3.1.1 / 3.2.1 / 3.2.1</text:p>
          </table:table-cell>
          <table:table-cell table:style-name="Tableau1.C126" office:value-type="string">
            <text:p text:style-name="P152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6" office:value-type="string">
            <text:p text:style-name="P152">OK.</text:p>
          </table:table-cell>
        </table:table-row>
        <table:table-row>
          <table:table-cell table:style-name="Tableau1.A146" office:value-type="string">
            <text:p text:style-name="P148">PyAudio</text:p>
          </table:table-cell>
          <table:table-cell table:style-name="Tableau1.B126" office:value-type="string">
            <text:p text:style-name="P148">0.2.4 / 0.2.4 / 0.2.8</text:p>
          </table:table-cell>
          <table:table-cell table:style-name="Tableau1.C126" office:value-type="string">
            <text:p text:style-name="P148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6" office:value-type="string">
            <text:p text:style-name="P148">OK.</text:p>
          </table:table-cell>
        </table:table-row>
        <table:table-row>
          <table:table-cell table:style-name="Tableau1.A146" office:value-type="string">
            <text:p text:style-name="P4">pygoocanvas</text:p>
          </table:table-cell>
          <table:table-cell table:style-name="Tableau1.B126" office:value-type="string">
            <text:p text:style-name="P66">0.14.1 / 0.14.1 / 0.14.1</text:p>
          </table:table-cell>
          <table:table-cell table:style-name="Tableau1.C126" office:value-type="string">
            <text:p text:style-name="P66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6" office:value-type="string">
            <text:p text:style-name="P66">OK.</text:p>
          </table:table-cell>
        </table:table-row>
        <table:table-row>
          <table:table-cell table:style-name="Tableau1.A146" office:value-type="string">
            <text:p text:style-name="P146">pyparsing</text:p>
          </table:table-cell>
          <table:table-cell table:style-name="Tableau1.B130" office:value-type="string">
            <text:p text:style-name="P146">2.0.3 / 2.0.3 / 2.0.3</text:p>
          </table:table-cell>
          <table:table-cell table:style-name="Tableau1.C130" office:value-type="string">
            <text:p text:style-name="P146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0" office:value-type="string">
            <text:p text:style-name="P146">OK.</text:p>
          </table:table-cell>
        </table:table-row>
        <table:table-row>
          <table:table-cell table:style-name="Tableau1.A146" office:value-type="string">
            <text:p text:style-name="P148">pysetuptools </text:p>
          </table:table-cell>
          <table:table-cell table:style-name="Tableau1.B130" office:value-type="string">
            <text:p text:style-name="P148">18.2 / 18.2 / 18.3.2</text:p>
          </table:table-cell>
          <table:table-cell table:style-name="Tableau1.C130" office:value-type="string">
            <text:p text:style-name="P148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0" office:value-type="string">
            <text:p text:style-name="P148">OK.</text:p>
          </table:table-cell>
        </table:table-row>
        <text:soft-page-break/>
        <table:table-row>
          <table:table-cell table:style-name="Tableau1.A146" office:value-type="string">
            <text:p text:style-name="P152">python-dateutil</text:p>
          </table:table-cell>
          <table:table-cell table:style-name="Tableau1.B130" office:value-type="string">
            <text:p text:style-name="P152">2.4.1 / 2.4.2 / -</text:p>
          </table:table-cell>
          <table:table-cell table:style-name="Tableau1.C130" office:value-type="string">
            <text:p text:style-name="P152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0" office:value-type="string">
            <text:p text:style-name="P152">OK.</text:p>
          </table:table-cell>
        </table:table-row>
        <table:table-row>
          <table:table-cell table:style-name="Tableau1.A146" office:value-type="string">
            <text:p text:style-name="P146">pytz</text:p>
          </table:table-cell>
          <table:table-cell table:style-name="Tableau1.B130" office:value-type="string">
            <text:p text:style-name="P146">2014.10 / 2014.10 / 2015.2</text:p>
          </table:table-cell>
          <table:table-cell table:style-name="Tableau1.C130" office:value-type="string">
            <text:p text:style-name="P146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0" office:value-type="string">
            <text:p text:style-name="P146">OK.</text:p>
          </table:table-cell>
        </table:table-row>
        <table:table-row>
          <table:table-cell table:style-name="Tableau1.A146" office:value-type="string">
            <text:p text:style-name="P4">pyxdg</text:p>
          </table:table-cell>
          <table:table-cell table:style-name="Tableau1.B131" office:value-type="string">
            <text:p text:style-name="P67">0.25 / 0.25 / 0.25</text:p>
          </table:table-cell>
          <table:table-cell table:style-name="Tableau1.C131" office:value-type="string">
            <text:p text:style-name="P67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1" office:value-type="string">
            <text:p text:style-name="P67">OK.</text:p>
          </table:table-cell>
        </table:table-row>
        <table:table-row>
          <table:table-cell table:style-name="Tableau1.A146" office:value-type="string">
            <text:p text:style-name="P4">recode</text:p>
          </table:table-cell>
          <table:table-cell table:style-name="Tableau1.B132" office:value-type="string">
            <text:p text:style-name="P67">3.7beta2 / 3.7beta2 / 3.7beta2</text:p>
          </table:table-cell>
          <table:table-cell table:style-name="Tableau1.C132" office:value-type="string">
            <text:p text:style-name="P67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2" office:value-type="string">
            <text:p text:style-name="P67">OK.</text:p>
          </table:table-cell>
        </table:table-row>
        <table:table-row>
          <table:table-cell table:style-name="Tableau1.A146" office:value-type="string">
            <text:p text:style-name="P4">sbopkg</text:p>
          </table:table-cell>
          <table:table-cell table:style-name="Tableau1.B133" office:value-type="string">
            <text:p text:style-name="P67">0.37.0 / - / 0.37.0</text:p>
          </table:table-cell>
          <table:table-cell table:style-name="Tableau1.C133" office:value-type="string">
            <text:p text:style-name="P67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3" office:value-type="string">
            <text:p text:style-name="P67">OK.</text:p>
          </table:table-cell>
        </table:table-row>
        <table:table-row>
          <table:table-cell table:style-name="Tableau1.A146" office:value-type="string">
            <text:p text:style-name="P4">scons</text:p>
          </table:table-cell>
          <table:table-cell table:style-name="Tableau1.B134" office:value-type="string">
            <text:p text:style-name="P67">2.3.<text:span text:style-name="T36">5</text:span> / 2.3.4 / 2.3.5</text:p>
          </table:table-cell>
          <table:table-cell table:style-name="Tableau1.C134" office:value-type="string">
            <text:p text:style-name="P67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4" office:value-type="string">
            <text:p text:style-name="P67"><text:span text:style-name="T36">OK</text:span>.</text:p>
          </table:table-cell>
        </table:table-row>
        <table:table-row>
          <table:table-cell table:style-name="Tableau1.A146" office:value-type="string">
            <text:p text:style-name="P4">scribus</text:p>
          </table:table-cell>
          <table:table-cell table:style-name="Tableau1.B135" office:value-type="string">
            <text:p text:style-name="P67">1.4.<text:span text:style-name="T46">5</text:span> / 1.4.4 / 1.4.5</text:p>
          </table:table-cell>
          <table:table-cell table:style-name="Tableau1.C135" office:value-type="string">
            <text:p text:style-name="P67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5" office:value-type="string">
            <text:p text:style-name="P67"><text:span text:style-name="T46">OK</text:span>.</text:p>
          </table:table-cell>
        </table:table-row>
        <table:table-row>
          <table:table-cell table:style-name="Tableau1.A146" office:value-type="string">
            <text:p text:style-name="P146">simplejson</text:p>
          </table:table-cell>
          <table:table-cell table:style-name="Tableau1.B136" office:value-type="string">
            <text:p text:style-name="P146">3.5.3 / 3.5.3 / 3.8.0</text:p>
          </table:table-cell>
          <table:table-cell table:style-name="Tableau1.C136" office:value-type="string">
            <text:p text:style-name="P146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6" office:value-type="string">
            <text:p text:style-name="P146">OK.</text:p>
          </table:table-cell>
        </table:table-row>
        <table:table-row>
          <table:table-cell table:style-name="Tableau1.A146" office:value-type="string">
            <text:p text:style-name="P152">six</text:p>
          </table:table-cell>
          <table:table-cell table:style-name="Tableau1.B138" office:value-type="string">
            <text:p text:style-name="P152">1.9.0 / 1.9.0 / 1.9.0</text:p>
          </table:table-cell>
          <table:table-cell table:style-name="Tableau1.C138" office:value-type="string">
            <text:p text:style-name="P152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38" office:value-type="string">
            <text:p text:style-name="P152">OK.</text:p>
          </table:table-cell>
        </table:table-row>
        <table:table-row>
          <table:table-cell table:style-name="Tableau1.A146" office:value-type="string">
            <text:p text:style-name="P4">slackpkg+</text:p>
          </table:table-cell>
          <table:table-cell table:style-name="Tableau1.B138" office:value-type="string">
            <text:p text:style-name="P68">1.3.2 / - / 1.<text:span text:style-name="T48">5.0</text:span></text:p>
          </table:table-cell>
          <table:table-cell table:style-name="Tableau1.C138" office:value-type="string">
            <text:p text:style-name="P68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38" office:value-type="string">
            <text:p text:style-name="P145">OK.</text:p>
          </table:table-cell>
        </table:table-row>
        <table:table-row>
          <table:table-cell table:style-name="Tableau1.A146" office:value-type="string">
            <text:p text:style-name="P146">SQLAlchemy</text:p>
          </table:table-cell>
          <table:table-cell table:style-name="Tableau1.B139" office:value-type="string">
            <text:p text:style-name="P146">1.0.8 / 1.0.8 / 1.0.8</text:p>
          </table:table-cell>
          <table:table-cell table:style-name="Tableau1.C139" office:value-type="string">
            <text:p text:style-name="P146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39" office:value-type="string">
            <text:p text:style-name="P146">OK.</text:p>
          </table:table-cell>
        </table:table-row>
        <table:table-row>
          <table:table-cell table:style-name="Tableau1.A146" office:value-type="string">
            <text:p text:style-name="P4">thunar-archive-plugin</text:p>
          </table:table-cell>
          <table:table-cell table:style-name="Tableau1.B140" office:value-type="string">
            <text:p text:style-name="P68">0.3.1 / 0.3.1 / 0.3.1</text:p>
          </table:table-cell>
          <table:table-cell table:style-name="Tableau1.C140" office:value-type="string">
            <text:p text:style-name="P68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0" office:value-type="string">
            <text:p text:style-name="P68">OK.</text:p>
          </table:table-cell>
        </table:table-row>
        <table:table-row>
          <table:table-cell table:style-name="Tableau1.A146" office:value-type="string">
            <text:p text:style-name="P4">thunar-volman</text:p>
          </table:table-cell>
          <table:table-cell table:style-name="Tableau1.B141" office:value-type="string">
            <text:p text:style-name="P11">0.8.1 / <text:span text:style-name="T9">0.8.0</text:span> / 0.8.1</text:p>
          </table:table-cell>
          <table:table-cell table:style-name="Tableau1.C141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1" office:value-type="string">
            <text:p text:style-name="P13">OK.</text:p>
          </table:table-cell>
        </table:table-row>
        <table:table-row>
          <table:table-cell table:style-name="Tableau1.A146" office:value-type="string">
            <text:p text:style-name="P4">Thunar</text:p>
          </table:table-cell>
          <table:table-cell table:style-name="Tableau1.B142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2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2" office:value-type="string">
            <text:p text:style-name="P12"><text:span text:style-name="T21">OK</text:span>.</text:p>
          </table:table-cell>
        </table:table-row>
        <table:table-row>
          <table:table-cell table:style-name="Tableau1.A146" office:value-type="string">
            <text:p text:style-name="P4">tolua++</text:p>
          </table:table-cell>
          <table:table-cell table:style-name="Tableau1.B143" office:value-type="string">
            <text:p text:style-name="P69">1.0.93 / 1.0.93 / -</text:p>
          </table:table-cell>
          <table:table-cell table:style-name="Tableau1.C143" office:value-type="string">
            <text:p text:style-name="P69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3" office:value-type="string">
            <text:p text:style-name="P69">OK.</text:p>
          </table:table-cell>
        </table:table-row>
        <table:table-row>
          <table:table-cell table:style-name="Tableau1.A146" office:value-type="string">
            <text:p text:style-name="P146">tornado</text:p>
          </table:table-cell>
          <table:table-cell table:style-name="Tableau1.B145" office:value-type="string">
            <text:p text:style-name="P146">4.1 / 4.1 / 4.2.1</text:p>
          </table:table-cell>
          <table:table-cell table:style-name="Tableau1.C145" office:value-type="string">
            <text:p text:style-name="P146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5" office:value-type="string">
            <text:p text:style-name="P146">OK.</text:p>
          </table:table-cell>
        </table:table-row>
        <table:table-row>
          <table:table-cell table:style-name="Tableau1.A146" office:value-type="string">
            <text:p text:style-name="P4">totem-pl-parser</text:p>
          </table:table-cell>
          <table:table-cell table:style-name="Tableau1.B145" office:value-type="string">
            <text:p text:style-name="P69">3.4.5 / 3.4.5 / 3.4.5</text:p>
          </table:table-cell>
          <table:table-cell table:style-name="Tableau1.C145" office:value-type="string">
            <text:p text:style-name="P69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5" office:value-type="string">
            <text:p text:style-name="P69">OK.</text:p>
          </table:table-cell>
        </table:table-row>
        <table:table-row>
          <table:table-cell table:style-name="Tableau1.A146" office:value-type="string">
            <text:p text:style-name="P4">transmission</text:p>
          </table:table-cell>
          <table:table-cell table:style-name="Tableau1.B146" office:value-type="string">
            <text:p text:style-name="P69">2.84 / 2.84 / 2.84</text:p>
          </table:table-cell>
          <table:table-cell table:style-name="Tableau1.C146" office:value-type="string">
            <text:p text:style-name="P69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6" office:value-type="string">
            <text:p text:style-name="P69">OK.</text:p>
          </table:table-cell>
        </table:table-row>
        <table:table-row>
          <table:table-cell table:style-name="Tableau1.A173" office:value-type="string">
            <text:p text:style-name="P5">tumbler</text:p>
          </table:table-cell>
          <table:table-cell table:style-name="Tableau1.B147" office:value-type="string">
            <text:p text:style-name="P17">0.1.31 / <text:span text:style-name="T9">0.1.25</text:span> / 0.1.31</text:p>
          </table:table-cell>
          <table:table-cell table:style-name="Tableau1.C147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47" office:value-type="string">
            <text:p text:style-name="P17">OK.</text:p>
          </table:table-cell>
        </table:table-row>
        <table:table-row>
          <table:table-cell table:style-name="Tableau1.A173" office:value-type="string">
            <text:p text:style-name="P5">unrar</text:p>
          </table:table-cell>
          <table:table-cell table:style-name="Tableau1.B148" office:value-type="string">
            <text:p text:style-name="P70">5.<text:span text:style-name="T48">2.6</text:span> / 5.2.6 / -</text:p>
          </table:table-cell>
          <table:table-cell table:style-name="Tableau1.C148" office:value-type="string">
            <text:p text:style-name="P7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48" office:value-type="string">
            <text:p text:style-name="P70"><text:span text:style-name="T48">OK</text:span>.</text:p>
          </table:table-cell>
        </table:table-row>
        <table:table-row>
          <table:table-cell table:style-name="Tableau1.A173" office:value-type="string">
            <text:p text:style-name="P5">user-settings-console</text:p>
          </table:table-cell>
          <table:table-cell table:style-name="Tableau1.B149" office:value-type="string">
            <text:p text:style-name="P70">14.1 / - / - </text:p>
          </table:table-cell>
          <table:table-cell table:style-name="Tableau1.C149" office:value-type="string">
            <text:p text:style-name="Table_20_Contents">-</text:p>
          </table:table-cell>
          <table:table-cell table:style-name="Tableau1.D149" office:value-type="string">
            <text:p text:style-name="P70">OK.</text:p>
          </table:table-cell>
        </table:table-row>
        <table:table-row>
          <table:table-cell table:style-name="Tableau1.A173" office:value-type="string">
            <text:p text:style-name="P5">user-settings-xfce</text:p>
          </table:table-cell>
          <table:table-cell table:style-name="Tableau1.B150" office:value-type="string">
            <text:p text:style-name="P70">4.12 / - / -</text:p>
          </table:table-cell>
          <table:table-cell table:style-name="Tableau1.C150" office:value-type="string">
            <text:p text:style-name="Table_20_Contents">-</text:p>
          </table:table-cell>
          <table:table-cell table:style-name="Tableau1.D150" office:value-type="string">
            <text:p text:style-name="P70">OK.</text:p>
          </table:table-cell>
        </table:table-row>
        <table:table-row>
          <table:table-cell table:style-name="Tableau1.A173" office:value-type="string">
            <text:p text:style-name="P174">vala</text:p>
          </table:table-cell>
          <table:table-cell table:style-name="Tableau1.B152" office:value-type="string">
            <text:p text:style-name="P174">0.28.0 / 0.28.0 / -</text:p>
          </table:table-cell>
          <table:table-cell table:style-name="Tableau1.C152" office:value-type="string">
            <text:p text:style-name="P174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2" office:value-type="string">
            <text:p text:style-name="P174">OK.</text:p>
          </table:table-cell>
        </table:table-row>
        <table:table-row>
          <table:table-cell table:style-name="Tableau1.A173" office:value-type="string">
            <text:p text:style-name="P5">webcore-fonts</text:p>
          </table:table-cell>
          <table:table-cell table:style-name="Tableau1.B152" office:value-type="string">
            <text:p text:style-name="P70">3.0 / 3.0 / -</text:p>
          </table:table-cell>
          <table:table-cell table:style-name="Tableau1.C152" office:value-type="string">
            <text:p text:style-name="P70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2" office:value-type="string">
            <text:p text:style-name="P70">OK.</text:p>
          </table:table-cell>
        </table:table-row>
        <table:table-row>
          <table:table-cell table:style-name="Tableau1.A173" office:value-type="string">
            <text:p text:style-name="P5">wxPython</text:p>
          </table:table-cell>
          <table:table-cell table:style-name="Tableau1.B153" office:value-type="string">
            <text:p text:style-name="P71">2.8.12.1 / 2.8.12.1 / -</text:p>
          </table:table-cell>
          <table:table-cell table:style-name="Tableau1.C153" office:value-type="string">
            <text:p text:style-name="P71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3" office:value-type="string">
            <text:p text:style-name="P71">OK.</text:p>
          </table:table-cell>
        </table:table-row>
        <table:table-row>
          <table:table-cell table:style-name="Tableau1.A173" office:value-type="string">
            <text:p text:style-name="P5">x264</text:p>
          </table:table-cell>
          <table:table-cell table:style-name="Tableau1.B154" office:value-type="string">
            <text:p text:style-name="P71"><text:span text:style-name="T37">20150223</text:span> / 20150223 / -</text:p>
          </table:table-cell>
          <table:table-cell table:style-name="Tableau1.C154" office:value-type="string">
            <text:p text:style-name="P71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4" office:value-type="string">
            <text:p text:style-name="P71"><text:span text:style-name="T37">OK</text:span>.</text:p>
          </table:table-cell>
        </table:table-row>
        <text:soft-page-break/>
        <table:table-row>
          <table:table-cell table:style-name="Tableau1.A173" office:value-type="string">
            <text:p text:style-name="P5">xarchiver</text:p>
          </table:table-cell>
          <table:table-cell table:style-name="Tableau1.B155" office:value-type="string">
            <text:p text:style-name="P71">0.5.4 / 0.5.4 / 0.5.4</text:p>
          </table:table-cell>
          <table:table-cell table:style-name="Tableau1.C155" office:value-type="string">
            <text:p text:style-name="P71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55" office:value-type="string">
            <text:p text:style-name="P71">OK.</text:p>
          </table:table-cell>
        </table:table-row>
        <table:table-row>
          <table:table-cell table:style-name="Tableau1.A173" office:value-type="string">
            <text:p text:style-name="P5">xfce4-appfinder</text:p>
          </table:table-cell>
          <table:table-cell table:style-name="Tableau1.B156" office:value-type="string">
            <text:p text:style-name="P13">4.12.0 / <text:span text:style-name="T9">4.10.1</text:span> / 4.12.0</text:p>
          </table:table-cell>
          <table:table-cell table:style-name="Tableau1.C156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56" office:value-type="string">
            <text:p text:style-name="P13">OK.</text:p>
          </table:table-cell>
        </table:table-row>
        <table:table-row>
          <table:table-cell table:style-name="Tableau1.A173" office:value-type="string">
            <text:p text:style-name="P5">xfce4-clipman-plugin</text:p>
          </table:table-cell>
          <table:table-cell table:style-name="Tableau1.B157" office:value-type="string">
            <text:p text:style-name="P13">1.2.6 / <text:span text:style-name="T9">1.2.3</text:span> / 1.2.6</text:p>
          </table:table-cell>
          <table:table-cell table:style-name="Tableau1.C157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57" office:value-type="string">
            <text:p text:style-name="P13">OK.</text:p>
          </table:table-cell>
        </table:table-row>
        <table:table-row>
          <table:table-cell table:style-name="Tableau1.A173" office:value-type="string">
            <text:p text:style-name="P5">xfce4-mixer</text:p>
          </table:table-cell>
          <table:table-cell table:style-name="Tableau1.B158" office:value-type="string">
            <text:p text:style-name="P13">4.10.0 / <text:span text:style-name="T9">4.8.0</text:span> / 4.11.0</text:p>
          </table:table-cell>
          <table:table-cell table:style-name="Tableau1.C158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58" office:value-type="string">
            <text:p text:style-name="P141">OK.</text:p>
          </table:table-cell>
        </table:table-row>
        <table:table-row>
          <table:table-cell table:style-name="Tableau1.A173" office:value-type="string">
            <text:p text:style-name="P5">xfce4-notifyd</text:p>
          </table:table-cell>
          <table:table-cell table:style-name="Tableau1.B159" office:value-type="string">
            <text:p text:style-name="Table_20_Contents">0.<text:span text:style-name="T4">2.4 / 0.2.4 / 0.2.4</text:span></text:p>
          </table:table-cell>
          <table:table-cell table:style-name="Tableau1.C159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59" office:value-type="string">
            <text:p text:style-name="P13">OK.</text:p>
          </table:table-cell>
        </table:table-row>
        <table:table-row>
          <table:table-cell table:style-name="Tableau1.A173" office:value-type="string">
            <text:p text:style-name="P5">xfce4-panel</text:p>
          </table:table-cell>
          <table:table-cell table:style-name="Tableau1.B160" office:value-type="string">
            <text:p text:style-name="P17">4.12.0 / <text:span text:style-name="T8">4.10.1 </text:span>/ 4.12.0</text:p>
          </table:table-cell>
          <table:table-cell table:style-name="Tableau1.C160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0" office:value-type="string">
            <text:p text:style-name="P17">OK.</text:p>
          </table:table-cell>
        </table:table-row>
        <table:table-row>
          <table:table-cell table:style-name="Tableau1.A173" office:value-type="string">
            <text:p text:style-name="P5">xfce4-power-manager</text:p>
          </table:table-cell>
          <table:table-cell table:style-name="Tableau1.B161" office:value-type="string">
            <text:p text:style-name="P16">1.4.4 / <text:span text:style-name="T8">1.2.0</text:span> / 1.5.2</text:p>
          </table:table-cell>
          <table:table-cell table:style-name="Tableau1.C161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1" office:value-type="string">
            <text:p text:style-name="P16"><text:span text:style-name="T38">OK</text:span>. <text:span text:style-name="T38">1.5.2 requires recent GTK3.</text:span></text:p>
          </table:table-cell>
        </table:table-row>
        <table:table-row>
          <table:table-cell table:style-name="Tableau1.A173" office:value-type="string">
            <text:p text:style-name="P5">xfce4-screenshooter</text:p>
          </table:table-cell>
          <table:table-cell table:style-name="Tableau1.B162" office:value-type="string">
            <text:p text:style-name="P14">1.8.2 / <text:span text:style-name="T9">1.8.1 </text:span>/ 1.8.2</text:p>
          </table:table-cell>
          <table:table-cell table:style-name="Tableau1.C162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2" office:value-type="string">
            <text:p text:style-name="P14">OK.</text:p>
          </table:table-cell>
        </table:table-row>
        <table:table-row>
          <table:table-cell table:style-name="Tableau1.A173" office:value-type="string">
            <text:p text:style-name="P5">xfce4-session</text:p>
          </table:table-cell>
          <table:table-cell table:style-name="Tableau1.B163" office:value-type="string">
            <text:p text:style-name="P16">4.12.1 / <text:span text:style-name="T9">4.10.1 </text:span>/ 4.12.1</text:p>
          </table:table-cell>
          <table:table-cell table:style-name="Tableau1.C163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3" office:value-type="string">
            <text:p text:style-name="P16">OK.</text:p>
          </table:table-cell>
        </table:table-row>
        <table:table-row>
          <table:table-cell table:style-name="Tableau1.A173" office:value-type="string">
            <text:p text:style-name="P5">xfce4-settings</text:p>
          </table:table-cell>
          <table:table-cell table:style-name="Tableau1.B164" office:value-type="string">
            <text:p text:style-name="P15">4.12.0 / <text:span text:style-name="T9">4.10.1</text:span> / 4.12.0</text:p>
          </table:table-cell>
          <table:table-cell table:style-name="Tableau1.C164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4" office:value-type="string">
            <text:p text:style-name="P15">OK.</text:p>
          </table:table-cell>
        </table:table-row>
        <table:table-row>
          <table:table-cell table:style-name="Tableau1.A173" office:value-type="string">
            <text:p text:style-name="P5">xfce4-taskmanager</text:p>
          </table:table-cell>
          <table:table-cell table:style-name="Tableau1.B165" office:value-type="string">
            <text:p text:style-name="P14">1.1.0 / <text:span text:style-name="T9">1.0.0</text:span> / 1.1.0</text:p>
          </table:table-cell>
          <table:table-cell table:style-name="Tableau1.C165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65" office:value-type="string">
            <text:p text:style-name="P14">OK.</text:p>
          </table:table-cell>
        </table:table-row>
        <table:table-row>
          <table:table-cell table:style-name="Tableau1.A173" office:value-type="string">
            <text:p text:style-name="P5">xfce4-terminal</text:p>
          </table:table-cell>
          <table:table-cell table:style-name="Tableau1.B166" office:value-type="string">
            <text:p text:style-name="P14">0.6.3 / <text:span text:style-name="T9">0.6.2</text:span> / 0.6.3</text:p>
          </table:table-cell>
          <table:table-cell table:style-name="Tableau1.C166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66" office:value-type="string">
            <text:p text:style-name="P14">OK.</text:p>
          </table:table-cell>
        </table:table-row>
        <table:table-row>
          <table:table-cell table:style-name="Tableau1.A173" office:value-type="string">
            <text:p text:style-name="P5">xfce4-volumed</text:p>
          </table:table-cell>
          <table:table-cell table:style-name="Tableau1.B167" office:value-type="string">
            <text:p text:style-name="P14">0.1.13 / <text:span text:style-name="T9">0.1.13</text:span> / 0.1.13</text:p>
          </table:table-cell>
          <table:table-cell table:style-name="Tableau1.C167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3" office:value-type="string">
            <text:p text:style-name="P5">xfce4-weather-plugin</text:p>
          </table:table-cell>
          <table:table-cell table:style-name="Tableau1.B168" office:value-type="string">
            <text:p text:style-name="P19">0.8.5 / 0.8.3 / 0.8.5</text:p>
          </table:table-cell>
          <table:table-cell table:style-name="Tableau1.C168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68" office:value-type="string">
            <text:p text:style-name="P20">OK.</text:p>
          </table:table-cell>
        </table:table-row>
        <table:table-row>
          <table:table-cell table:style-name="Tableau1.A173" office:value-type="string">
            <text:p text:style-name="P5">xfce4-whiskermenu-plugin</text:p>
          </table:table-cell>
          <table:table-cell table:style-name="Tableau1.B169" office:value-type="string">
            <text:p text:style-name="P18">1.5.0 / 1.5.0 / 1.5.0</text:p>
          </table:table-cell>
          <table:table-cell table:style-name="Tableau1.C169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69" office:value-type="string">
            <text:p text:style-name="P18">OK.</text:p>
          </table:table-cell>
        </table:table-row>
        <table:table-row>
          <table:table-cell table:style-name="Tableau1.A173" office:value-type="string">
            <text:p text:style-name="P5">xfce4-xkb-plugin</text:p>
          </table:table-cell>
          <table:table-cell table:style-name="Tableau1.B170" office:value-type="string">
            <text:p text:style-name="P20">0.<text:span text:style-name="T38">7.1</text:span> / 0.5.6 / 0.7.1</text:p>
          </table:table-cell>
          <table:table-cell table:style-name="Tableau1.C170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0" office:value-type="string">
            <text:p text:style-name="P20"><text:span text:style-name="T38">OK</text:span>.</text:p>
          </table:table-cell>
        </table:table-row>
        <table:table-row>
          <table:table-cell table:style-name="Tableau1.A173" office:value-type="string">
            <text:p text:style-name="P5">xfconf</text:p>
          </table:table-cell>
          <table:table-cell table:style-name="Tableau1.B171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1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1" office:value-type="string">
            <text:p text:style-name="P15">OK.</text:p>
          </table:table-cell>
        </table:table-row>
        <table:table-row>
          <table:table-cell table:style-name="Tableau1.A173" office:value-type="string">
            <text:p text:style-name="P5">xfdesktop</text:p>
          </table:table-cell>
          <table:table-cell table:style-name="Tableau1.B172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2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2" office:value-type="string">
            <text:p text:style-name="P14"><text:span text:style-name="T21">OK</text:span>.</text:p>
          </table:table-cell>
        </table:table-row>
        <table:table-row>
          <table:table-cell table:style-name="Tableau1.A173" office:value-type="string">
            <text:p text:style-name="P5">xfwm4</text:p>
          </table:table-cell>
          <table:table-cell table:style-name="Tableau1.B173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3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3" office:value-type="string">
            <text:p text:style-name="P14"><text:span text:style-name="T21">OK</text:span>.</text:p>
          </table:table-cell>
        </table:table-row>
        <table:table-row>
          <table:table-cell table:style-name="Tableau1.A174" office:value-type="string">
            <text:p text:style-name="P5">xvidcore</text:p>
          </table:table-cell>
          <table:table-cell table:style-name="Tableau1.B174" office:value-type="string">
            <text:p text:style-name="P71">1.3.3 / 1.3.3 / -</text:p>
          </table:table-cell>
          <table:table-cell table:style-name="Tableau1.C174" office:value-type="string">
            <text:p text:style-name="P71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4" office:value-type="string">
            <text:p text:style-name="P71">OK.</text:p>
          </table:table-cell>
        </table:table-row>
      </table:table>
      <text:h text:style-name="P176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72">Package</text:p>
            </table:table-cell>
            <table:table-cell table:style-name="Tableau2.B1" office:value-type="string">
              <text:p text:style-name="P169">Version<text:note text:id="ftn2" text:note-class="footnote"><text:note-citation>2</text:note-citation><text:note-body><text:p text:style-name="P164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66">Source</text:p>
            </table:table-cell>
            <table:table-cell table:style-name="Tableau2.D1" office:value-type="string">
              <text:p text:style-name="P166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2">aisleriot</text:p>
          </table:table-cell>
          <table:table-cell table:style-name="Tableau2.B28" office:value-type="string">
            <text:p text:style-name="P129">3.6.2 / - / 3.16.2</text:p>
          </table:table-cell>
          <table:table-cell table:style-name="Tableau2.C28" office:value-type="string">
            <text:p text:style-name="P129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29">OK.</text:p>
          </table:table-cell>
        </table:table-row>
        <table:table-row>
          <table:table-cell table:style-name="Tableau2.A28" office:value-type="string">
            <text:p text:style-name="P72">aMule</text:p>
          </table:table-cell>
          <table:table-cell table:style-name="Tableau2.B28" office:value-type="string">
            <text:p text:style-name="P129">2.3.1 / 2.3.1 / 2.3.1</text:p>
          </table:table-cell>
          <table:table-cell table:style-name="Tableau2.C28" office:value-type="string">
            <text:p text:style-name="P129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29">OK.</text:p>
          </table:table-cell>
        </table:table-row>
        <text:soft-page-break/>
        <table:table-row>
          <table:table-cell table:style-name="Tableau2.A28" office:value-type="string">
            <text:p text:style-name="P154">anki</text:p>
          </table:table-cell>
          <table:table-cell table:style-name="Tableau2.B28" office:value-type="string">
            <text:p text:style-name="P154">2.0.32 / 2.0.32 / 2.0.32</text:p>
          </table:table-cell>
          <table:table-cell table:style-name="Tableau2.C28" office:value-type="string">
            <text:p text:style-name="P154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4">OK.</text:p>
          </table:table-cell>
        </table:table-row>
        <table:table-row>
          <table:table-cell table:style-name="Tableau2.A28" office:value-type="string">
            <text:p text:style-name="P72">cdlabelgen</text:p>
          </table:table-cell>
          <table:table-cell table:style-name="Tableau2.B28" office:value-type="string">
            <text:p text:style-name="P129">4.3.0 / - / 4.3.0</text:p>
          </table:table-cell>
          <table:table-cell table:style-name="Tableau2.C28" office:value-type="string">
            <text:p text:style-name="P129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29">OK.</text:p>
          </table:table-cell>
        </table:table-row>
        <table:table-row>
          <table:table-cell table:style-name="Tableau2.A28" office:value-type="string">
            <text:p text:style-name="P72">dropbox</text:p>
          </table:table-cell>
          <table:table-cell table:style-name="Tableau2.B28" office:value-type="string">
            <text:p text:style-name="P129"><text:span text:style-name="T51">3.8.5</text:span> / 3.<text:span text:style-name="T51">8.5</text:span> / -</text:p>
          </table:table-cell>
          <table:table-cell table:style-name="Tableau2.C28" office:value-type="string">
            <text:p text:style-name="P130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1"><text:span text:style-name="T51">OK</text:span>.</text:p>
          </table:table-cell>
        </table:table-row>
        <table:table-row>
          <table:table-cell table:style-name="Tableau2.A28" office:value-type="string">
            <text:p text:style-name="P72">easytag</text:p>
          </table:table-cell>
          <table:table-cell table:style-name="Tableau2.B28" office:value-type="string">
            <text:p text:style-name="P130">2.1.10 / 2.1.10 / 2.1.10</text:p>
          </table:table-cell>
          <table:table-cell table:style-name="Tableau2.C28" office:value-type="string">
            <text:p text:style-name="P130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0">OK.</text:p>
          </table:table-cell>
        </table:table-row>
        <table:table-row>
          <table:table-cell table:style-name="Tableau2.A28" office:value-type="string">
            <text:p text:style-name="P72">filezilla</text:p>
          </table:table-cell>
          <table:table-cell table:style-name="Tableau2.B28" office:value-type="string">
            <text:p text:style-name="P130">3.8.1 / 3.11.0.2 / 3.11.0.2</text:p>
          </table:table-cell>
          <table:table-cell table:style-name="Tableau2.C28" office:value-type="string">
            <text:p text:style-name="P130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0">3.11.x requires wxGTK3.</text:p>
          </table:table-cell>
        </table:table-row>
        <table:table-row>
          <table:table-cell table:style-name="Tableau2.A28" office:value-type="string">
            <text:p text:style-name="P72">fpc</text:p>
          </table:table-cell>
          <table:table-cell table:style-name="Tableau2.B28" office:value-type="string">
            <text:p text:style-name="P131">2.6.4 / 2.6.4 / 2.6.4</text:p>
          </table:table-cell>
          <table:table-cell table:style-name="Tableau2.C28" office:value-type="string">
            <text:p text:style-name="P131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1">OK.</text:p>
          </table:table-cell>
        </table:table-row>
        <table:table-row>
          <table:table-cell table:style-name="Tableau2.A28" office:value-type="string">
            <text:p text:style-name="P72">fpc-source</text:p>
          </table:table-cell>
          <table:table-cell table:style-name="Tableau2.B28" office:value-type="string">
            <text:p text:style-name="P131">2.6.4 / 2.6.4 / 2.6.4</text:p>
          </table:table-cell>
          <table:table-cell table:style-name="Tableau2.C28" office:value-type="string">
            <text:p text:style-name="P131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1">OK.</text:p>
          </table:table-cell>
        </table:table-row>
        <table:table-row>
          <table:table-cell table:style-name="Tableau2.A28" office:value-type="string">
            <text:p text:style-name="P72">freerdp</text:p>
          </table:table-cell>
          <table:table-cell table:style-name="Tableau2.B28" office:value-type="string">
            <text:p text:style-name="P132"><text:span text:style-name="T52">1.2.0b1</text:span> / 1.2.0b1 / -</text:p>
          </table:table-cell>
          <table:table-cell table:style-name="Tableau2.C28" office:value-type="string">
            <text:p text:style-name="P132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2">gcompris</text:p>
          </table:table-cell>
          <table:table-cell table:style-name="Tableau2.B28" office:value-type="string">
            <text:p text:style-name="P132">15.02 / 15.02 / 15.02 </text:p>
          </table:table-cell>
          <table:table-cell table:style-name="Tableau2.C28" office:value-type="string">
            <text:p text:style-name="P132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2">gtkcdlabel</text:p>
          </table:table-cell>
          <table:table-cell table:style-name="Tableau2.B28" office:value-type="string">
            <text:p text:style-name="P132">1.15 / - / 1.15</text:p>
          </table:table-cell>
          <table:table-cell table:style-name="Tableau2.C28" office:value-type="string">
            <text:p text:style-name="P132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155">homebank</text:p>
          </table:table-cell>
          <table:table-cell table:style-name="Tableau2.B28" office:value-type="string">
            <text:p text:style-name="P155">5.0.3 / 5.0.2 / 5.0.5</text:p>
          </table:table-cell>
          <table:table-cell table:style-name="Tableau2.C28" office:value-type="string">
            <text:p text:style-name="P155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5">Upgrade.</text:p>
          </table:table-cell>
        </table:table-row>
        <table:table-row>
          <table:table-cell table:style-name="Tableau2.A28" office:value-type="string">
            <text:p text:style-name="P72">lazarus</text:p>
          </table:table-cell>
          <table:table-cell table:style-name="Tableau2.B28" office:value-type="string">
            <text:p text:style-name="P133">1.2.6 / 1.4.0 / 1.4.0</text:p>
          </table:table-cell>
          <table:table-cell table:style-name="Tableau2.C28" office:value-type="string">
            <text:p text:style-name="P133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2">lbreakout2</text:p>
          </table:table-cell>
          <table:table-cell table:style-name="Tableau2.B28" office:value-type="string">
            <text:p text:style-name="P133">2.6.3 / 2.6.3 / 2.6.3</text:p>
          </table:table-cell>
          <table:table-cell table:style-name="Tableau2.C28" office:value-type="string">
            <text:p text:style-name="P133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2">librecad</text:p>
          </table:table-cell>
          <table:table-cell table:style-name="Tableau2.B28" office:value-type="string">
            <text:p text:style-name="P133">2.0.7 / 2.0.7 / 2.0.7</text:p>
          </table:table-cell>
          <table:table-cell table:style-name="Tableau2.C28" office:value-type="string">
            <text:p text:style-name="P133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75">plank</text:p>
          </table:table-cell>
          <table:table-cell table:style-name="Tableau2.B28" office:value-type="string">
            <text:p text:style-name="P175">0.10.1 / 0.10.1 / -</text:p>
          </table:table-cell>
          <table:table-cell table:style-name="Tableau2.C28" office:value-type="string">
            <text:p text:style-name="P175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75">OK.</text:p>
          </table:table-cell>
        </table:table-row>
        <table:table-row>
          <table:table-cell table:style-name="Tableau2.A28" office:value-type="string">
            <text:p text:style-name="P72">povray</text:p>
          </table:table-cell>
          <table:table-cell table:style-name="Tableau2.B28" office:value-type="string">
            <text:p text:style-name="P133">3.7.0.0 / 3.7.0.0 / 3.7.0.0</text:p>
          </table:table-cell>
          <table:table-cell table:style-name="Tableau2.C28" office:value-type="string">
            <text:p text:style-name="P133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2">remmina</text:p>
          </table:table-cell>
          <table:table-cell table:style-name="Tableau2.B28" office:value-type="string">
            <text:p text:style-name="P133"><text:span text:style-name="T52">1.2.0rc1</text:span> / 1.2.0rc1 / 1.0.0</text:p>
          </table:table-cell>
          <table:table-cell table:style-name="Tableau2.C28" office:value-type="string">
            <text:p text:style-name="P133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5">simple-scan</text:p>
          </table:table-cell>
          <table:table-cell table:style-name="Tableau2.B28" office:value-type="string">
            <text:p text:style-name="P155">2.32.0.2 / 2.32.0.2 / -</text:p>
          </table:table-cell>
          <table:table-cell table:style-name="Tableau2.C28" office:value-type="string">
            <text:p text:style-name="P155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5">OK.</text:p>
          </table:table-cell>
        </table:table-row>
        <table:table-row>
          <table:table-cell table:style-name="Tableau2.A28" office:value-type="string">
            <text:p text:style-name="P72">spotify32</text:p>
          </table:table-cell>
          <table:table-cell table:style-name="Tableau2.B28" office:value-type="string">
            <text:p text:style-name="P133">0.9.4.183 / 0.9.4.183 / -</text:p>
          </table:table-cell>
          <table:table-cell table:style-name="Tableau2.C28" office:value-type="string">
            <text:p text:style-name="P133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3">Upgrade ?</text:p>
          </table:table-cell>
        </table:table-row>
        <table:table-row>
          <table:table-cell table:style-name="Tableau2.A28" office:value-type="string">
            <text:p text:style-name="P72">spotify64</text:p>
          </table:table-cell>
          <table:table-cell table:style-name="Tableau2.B28" office:value-type="string">
            <text:p text:style-name="P133">0.9.11.27 / 0.9.17.8 / -</text:p>
          </table:table-cell>
          <table:table-cell table:style-name="Tableau2.C28" office:value-type="string">
            <text:p text:style-name="P133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3">Upgrade.</text:p>
          </table:table-cell>
        </table:table-row>
        <table:table-row>
          <table:table-cell table:style-name="Tableau2.A28" office:value-type="string">
            <text:p text:style-name="P72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3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5"><text:span text:style-name="T49">OK</text:span>.</text:p>
          </table:table-cell>
        </table:table-row>
        <table:table-row>
          <table:table-cell table:style-name="Tableau2.A28" office:value-type="string">
            <text:p text:style-name="P72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3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5"><text:span text:style-name="T49">OK</text:span>.</text:p>
          </table:table-cell>
        </table:table-row>
        <table:table-row>
          <table:table-cell table:style-name="Tableau2.A28" office:value-type="string">
            <text:p text:style-name="P72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4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5"><text:span text:style-name="T49">OK</text:span>.</text:p>
          </table:table-cell>
        </table:table-row>
        <table:table-row>
          <table:table-cell table:style-name="Tableau2.A28" office:value-type="string">
            <text:p text:style-name="P72">wine</text:p>
          </table:table-cell>
          <table:table-cell table:style-name="Tableau2.B28" office:value-type="string">
            <text:p text:style-name="P135">1.6.2 / 1.6.2 / 1.6.2</text:p>
          </table:table-cell>
          <table:table-cell table:style-name="Tableau2.C28" office:value-type="string">
            <text:p text:style-name="P135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2">winff</text:p>
          </table:table-cell>
          <table:table-cell table:style-name="Tableau2.B28" office:value-type="string">
            <text:p text:style-name="P135">1.5.<text:span text:style-name="T47">4</text:span> / 1.3.0 / <text:span text:style-name="T47">1.5.4</text:span></text:p>
          </table:table-cell>
          <table:table-cell table:style-name="Tableau2.C28" office:value-type="string">
            <text:p text:style-name="P144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9" office:value-type="string">
            <text:p text:style-name="P72">xpe</text:p>
          </table:table-cell>
          <table:table-cell table:style-name="Tableau2.B29" office:value-type="string">
            <text:p text:style-name="P135">0.9.5b / 0.9.5b / 0.9.5b</text:p>
          </table:table-cell>
          <table:table-cell table:style-name="Tableau2.C29" office:value-type="string">
            <text:p text:style-name="P135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5">OK.</text:p>
          </table:table-cell>
        </table:table-row>
      </table:table>
      <text:h text:style-name="P176" text:outline-level="1"><text:soft-page-break/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72">Package</text:p>
            </table:table-cell>
            <table:table-cell table:style-name="Tableau4.B1" office:value-type="string">
              <text:p text:style-name="P169">Version<text:note text:id="ftn3" text:note-class="footnote"><text:note-citation>3</text:note-citation><text:note-body><text:p text:style-name="P164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66">Source</text:p>
            </table:table-cell>
            <table:table-cell table:style-name="Tableau4.D1" office:value-type="string">
              <text:p text:style-name="P166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58">cppunit</text:p>
          </table:table-cell>
          <table:table-cell table:style-name="Tableau4.B48" office:value-type="string">
            <text:p text:style-name="P158">1.13.2 / 1.13.2 / 1.13.2</text:p>
          </table:table-cell>
          <table:table-cell table:style-name="Tableau4.C48" office:value-type="string">
            <text:p text:style-name="P158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dovecot</text:p>
          </table:table-cell>
          <table:table-cell table:style-name="Tableau4.B48" office:value-type="string">
            <text:p text:style-name="P76">2.2.18 / 2.2.13 / 2.2.18</text:p>
          </table:table-cell>
          <table:table-cell table:style-name="Tableau4.C48" office:value-type="string">
            <text:p text:style-name="P76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76">OK. </text:p>
          </table:table-cell>
        </table:table-row>
        <table:table-row>
          <table:table-cell table:style-name="Tableau4.A48" office:value-type="string">
            <text:p text:style-name="P74">faac</text:p>
          </table:table-cell>
          <table:table-cell table:style-name="Tableau4.B48" office:value-type="string">
            <text:p text:style-name="P77">1.28 / 1.28 / <text:span text:style-name="T22">1.28</text:span></text:p>
          </table:table-cell>
          <table:table-cell table:style-name="Tableau4.C48" office:value-type="string">
            <text:p text:style-name="P78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faad2</text:p>
          </table:table-cell>
          <table:table-cell table:style-name="Tableau4.B48" office:value-type="string">
            <text:p text:style-name="P78">2.7 / 2.7 / 2.7</text:p>
          </table:table-cell>
          <table:table-cell table:style-name="Tableau4.C48" office:value-type="string">
            <text:p text:style-name="P7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ffmpeg</text:p>
          </table:table-cell>
          <table:table-cell table:style-name="Tableau4.B48" office:value-type="string">
            <text:p text:style-name="P78">2.1 / 2.6.3 / -</text:p>
          </table:table-cell>
          <table:table-cell table:style-name="Tableau4.C48" office:value-type="string">
            <text:p text:style-name="P78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78">Upgrade.</text:p>
          </table:table-cell>
        </table:table-row>
        <table:table-row>
          <table:table-cell table:style-name="Tableau4.A7" office:value-type="string">
            <text:p text:style-name="P74">glances</text:p>
          </table:table-cell>
          <table:table-cell table:style-name="Tableau4.B7" office:value-type="string">
            <text:p text:style-name="P78">1.7.6 / 2.4.1 / 2.4.2</text:p>
          </table:table-cell>
          <table:table-cell table:style-name="Tableau4.C7" office:value-type="string">
            <text:p text:style-name="P78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78">Upgrade.</text:p>
          </table:table-cell>
        </table:table-row>
        <table:table-row>
          <table:table-cell table:style-name="Tableau4.A48" office:value-type="string">
            <text:p text:style-name="P158">icecast</text:p>
          </table:table-cell>
          <table:table-cell table:style-name="Tableau4.B48" office:value-type="string">
            <text:p text:style-name="P158">2.4.2 / 2.4.2 / 2.4.2</text:p>
          </table:table-cell>
          <table:table-cell table:style-name="Tableau4.C48" office:value-type="string">
            <text:p text:style-name="P158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id3lib</text:p>
          </table:table-cell>
          <table:table-cell table:style-name="Tableau4.B48" office:value-type="string">
            <text:p text:style-name="P158">3.8.3 / 3.8.3 / 3.8.3</text:p>
          </table:table-cell>
          <table:table-cell table:style-name="Tableau4.C48" office:value-type="string">
            <text:p text:style-name="P158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lame</text:p>
          </table:table-cell>
          <table:table-cell table:style-name="Tableau4.B48" office:value-type="string">
            <text:p text:style-name="P78">3.99.5 / 3.99.5 / 3.99.5</text:p>
          </table:table-cell>
          <table:table-cell table:style-name="Tableau4.C48" office:value-type="string">
            <text:p text:style-name="P78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libcuefile</text:p>
          </table:table-cell>
          <table:table-cell table:style-name="Tableau4.B48" office:value-type="string">
            <text:p text:style-name="P80">r475 / r475 / r475</text:p>
          </table:table-cell>
          <table:table-cell table:style-name="Tableau4.C48" office:value-type="string">
            <text:p text:style-name="P80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0">OK.</text:p>
          </table:table-cell>
        </table:table-row>
        <table:table-row>
          <table:table-cell table:style-name="Tableau4.A48" office:value-type="string">
            <text:p text:style-name="P74">libmms</text:p>
          </table:table-cell>
          <table:table-cell table:style-name="Tableau4.B48" office:value-type="string">
            <text:p text:style-name="P80">0.6.2 / 0.6.4 / 0.5 (?)</text:p>
          </table:table-cell>
          <table:table-cell table:style-name="Tableau4.C48" office:value-type="string">
            <text:p text:style-name="P80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0">Upgrade.</text:p>
          </table:table-cell>
        </table:table-row>
        <table:table-row>
          <table:table-cell table:style-name="Tableau4.A48" office:value-type="string">
            <text:p text:style-name="P74">libmp4v2</text:p>
          </table:table-cell>
          <table:table-cell table:style-name="Tableau4.B48" office:value-type="string">
            <text:p text:style-name="P80">2.0.0 / 2.0.0 / -</text:p>
          </table:table-cell>
          <table:table-cell table:style-name="Tableau4.C48" office:value-type="string">
            <text:p text:style-name="P80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0">OK.</text:p>
          </table:table-cell>
        </table:table-row>
        <table:table-row>
          <table:table-cell table:style-name="Tableau4.A48" office:value-type="string">
            <text:p text:style-name="P74">libmpdclient</text:p>
          </table:table-cell>
          <table:table-cell table:style-name="Tableau4.B48" office:value-type="string">
            <text:p text:style-name="P81">2.9 / 2.9 / -</text:p>
          </table:table-cell>
          <table:table-cell table:style-name="Tableau4.C48" office:value-type="string">
            <text:p text:style-name="P81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4">libreplaygain</text:p>
          </table:table-cell>
          <table:table-cell table:style-name="Tableau4.B48" office:value-type="string">
            <text:p text:style-name="P81">r475 / r475 / r475</text:p>
          </table:table-cell>
          <table:table-cell table:style-name="Tableau4.C48" office:value-type="string">
            <text:p text:style-name="P81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4">libshout</text:p>
          </table:table-cell>
          <table:table-cell table:style-name="Tableau4.B48" office:value-type="string">
            <text:p text:style-name="P82">2.3.1 / 2.3.1 / 2.3.1 </text:p>
          </table:table-cell>
          <table:table-cell table:style-name="Tableau4.C48" office:value-type="string">
            <text:p text:style-name="P82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4">libsigc++</text:p>
          </table:table-cell>
          <table:table-cell table:style-name="Tableau4.B48" office:value-type="string">
            <text:p text:style-name="P83">2.2.11 / 2.2.11 / 2.2.11</text:p>
          </table:table-cell>
          <table:table-cell table:style-name="Tableau4.C48" office:value-type="string">
            <text:p text:style-name="P8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3">OK.</text:p>
          </table:table-cell>
        </table:table-row>
        <table:table-row>
          <table:table-cell table:style-name="Tableau4.A48" office:value-type="string">
            <text:p text:style-name="P74">libtorrent</text:p>
          </table:table-cell>
          <table:table-cell table:style-name="Tableau4.B48" office:value-type="string">
            <text:p text:style-name="P84">0.13.<text:span text:style-name="T59">6</text:span> / 0.13.4 / 0.13.<text:span text:style-name="T59">6</text:span></text:p>
          </table:table-cell>
          <table:table-cell table:style-name="Tableau4.C48" office:value-type="string">
            <text:p text:style-name="P84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4"><text:span text:style-name="T59">OK</text:span>.</text:p>
          </table:table-cell>
        </table:table-row>
        <table:table-row>
          <table:table-cell table:style-name="Tableau4.A48" office:value-type="string">
            <text:p text:style-name="P158">lua</text:p>
          </table:table-cell>
          <table:table-cell table:style-name="Tableau4.B48" office:value-type="string">
            <text:p text:style-name="P158">5.1.5 / 5.1.5 / 5.3.1</text:p>
          </table:table-cell>
          <table:table-cell table:style-name="Tableau4.C48" office:value-type="string">
            <text:p text:style-name="P158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-filesystem</text:p>
          </table:table-cell>
          <table:table-cell table:style-name="Tableau4.B48" office:value-type="string">
            <text:p text:style-name="P158">1.6.2 / 1.6.2 / 1.6.3</text:p>
          </table:table-cell>
          <table:table-cell table:style-name="Tableau4.C48" office:value-type="string">
            <text:p text:style-name="P158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expat</text:p>
          </table:table-cell>
          <table:table-cell table:style-name="Tableau4.B48" office:value-type="string">
            <text:p text:style-name="P158">1.3.0 / 1.3.0 / 1.3.0</text:p>
          </table:table-cell>
          <table:table-cell table:style-name="Tableau4.C48" office:value-type="string">
            <text:p text:style-name="P158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socket</text:p>
          </table:table-cell>
          <table:table-cell table:style-name="Tableau4.B48" office:value-type="string">
            <text:p text:style-name="P158">20130909 / 20130909 / 3.0rc1</text:p>
          </table:table-cell>
          <table:table-cell table:style-name="Tableau4.C48" office:value-type="string">
            <text:p text:style-name="P158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sec</text:p>
          </table:table-cell>
          <table:table-cell table:style-name="Tableau4.B48" office:value-type="string">
            <text:p text:style-name="P158">20140421 / 20140421 / 0.5</text:p>
          </table:table-cell>
          <table:table-cell table:style-name="Tableau4.C48" office:value-type="string">
            <text:p text:style-name="P158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mpd</text:p>
          </table:table-cell>
          <table:table-cell table:style-name="Tableau4.B48" office:value-type="string">
            <text:p text:style-name="P158">0.19.10 / 0.19.10 / 0.19.10</text:p>
          </table:table-cell>
          <table:table-cell table:style-name="Tableau4.C48" office:value-type="string">
            <text:p text:style-name="P158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musepack-tools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5">OK.</text:p>
          </table:table-cell>
        </table:table-row>
        <text:soft-page-break/>
        <table:table-row>
          <table:table-cell table:style-name="Tableau4.A48" office:value-type="string">
            <text:p text:style-name="P158">ncmpc</text:p>
          </table:table-cell>
          <table:table-cell table:style-name="Tableau4.B48" office:value-type="string">
            <text:p text:style-name="P158">0.24 / 0.24 / 0.24</text:p>
          </table:table-cell>
          <table:table-cell table:style-name="Tableau4.C48" office:value-type="string">
            <text:p text:style-name="P158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p7zip</text:p>
          </table:table-cell>
          <table:table-cell table:style-name="Tableau4.B48" office:value-type="string">
            <text:p text:style-name="P86">9.20.1 / 9.20.1 / -</text:p>
          </table:table-cell>
          <table:table-cell table:style-name="Tableau4.C48" office:value-type="string">
            <text:p text:style-name="P86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4">perl-BerkeleyDB</text:p>
          </table:table-cell>
          <table:table-cell table:style-name="Tableau4.B48" office:value-type="string">
            <text:p text:style-name="P87">0.53 / 0.53 / 0.55</text:p>
          </table:table-cell>
          <table:table-cell table:style-name="Tableau4.C48" office:value-type="string">
            <text:p text:style-name="P87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87">Upgrade.</text:p>
          </table:table-cell>
        </table:table-row>
        <table:table-row>
          <table:table-cell table:style-name="Tableau4.A48" office:value-type="string">
            <text:p text:style-name="P74">perl-digest-hmac</text:p>
          </table:table-cell>
          <table:table-cell table:style-name="Tableau4.B48" office:value-type="string">
            <text:p text:style-name="P87">1.03 / 1.03 / 1.03</text:p>
          </table:table-cell>
          <table:table-cell table:style-name="Tableau4.C48" office:value-type="string">
            <text:p text:style-name="P87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4">perl-digest-sha1</text:p>
          </table:table-cell>
          <table:table-cell table:style-name="Tableau4.B48" office:value-type="string">
            <text:p text:style-name="P88">2.13 / 2.13 / 2.13</text:p>
          </table:table-cell>
          <table:table-cell table:style-name="Tableau4.C48" office:value-type="string">
            <text:p text:style-name="P88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88">OK.</text:p>
          </table:table-cell>
        </table:table-row>
        <table:table-row>
          <table:table-cell table:style-name="Tableau4.A48" office:value-type="string">
            <text:p text:style-name="P74">perl-IO-Multiplex</text:p>
          </table:table-cell>
          <table:table-cell table:style-name="Tableau4.B48" office:value-type="string">
            <text:p text:style-name="P89">1.13 / 1.13 / 1.16</text:p>
          </table:table-cell>
          <table:table-cell table:style-name="Tableau4.C48" office:value-type="string">
            <text:p text:style-name="P89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89">Upgrade.</text:p>
          </table:table-cell>
        </table:table-row>
        <table:table-row>
          <table:table-cell table:style-name="Tableau4.A48" office:value-type="string">
            <text:p text:style-name="P74">perl-net-dns</text:p>
          </table:table-cell>
          <table:table-cell table:style-name="Tableau4.B48" office:value-type="string">
            <text:p text:style-name="P89">0.72 / 0.78 / 0.83</text:p>
          </table:table-cell>
          <table:table-cell table:style-name="Tableau4.C48" office:value-type="string">
            <text:p text:style-name="P89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89">Upgrade.</text:p>
          </table:table-cell>
        </table:table-row>
        <table:table-row>
          <table:table-cell table:style-name="Tableau4.A48" office:value-type="string">
            <text:p text:style-name="P74">perl-net-ip</text:p>
          </table:table-cell>
          <table:table-cell table:style-name="Tableau4.B48" office:value-type="string">
            <text:p text:style-name="P90">1.26 / 1.26 / 1.26</text:p>
          </table:table-cell>
          <table:table-cell table:style-name="Tableau4.C48" office:value-type="string">
            <text:p text:style-name="P90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4">perl-Net-Server</text:p>
          </table:table-cell>
          <table:table-cell table:style-name="Tableau4.B48" office:value-type="string">
            <text:p text:style-name="P91">2.007 / 2.008 / 2.008</text:p>
          </table:table-cell>
          <table:table-cell table:style-name="Tableau4.C48" office:value-type="string">
            <text:p text:style-name="P91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4">postfix</text:p>
          </table:table-cell>
          <table:table-cell table:style-name="Tableau4.B48" office:value-type="string">
            <text:p text:style-name="P92">2.11.<text:span text:style-name="T58">6</text:span> / 2.11.4 / 2.11.<text:span text:style-name="T58">6</text:span></text:p>
          </table:table-cell>
          <table:table-cell table:style-name="Tableau4.C48" office:value-type="string">
            <text:p text:style-name="P92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158">postgrey</text:p>
          </table:table-cell>
          <table:table-cell table:style-name="Tableau4.B48" office:value-type="string">
            <text:p text:style-name="P158">1.34 / 1.34 / 1.36</text:p>
          </table:table-cell>
          <table:table-cell table:style-name="Tableau4.C48" office:value-type="string">
            <text:p text:style-name="P158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58">Upgrade.</text:p>
          </table:table-cell>
        </table:table-row>
        <table:table-row>
          <table:table-cell table:style-name="Tableau4.A48" office:value-type="string">
            <text:p text:style-name="P156">prosody</text:p>
          </table:table-cell>
          <table:table-cell table:style-name="Tableau4.B48" office:value-type="string">
            <text:p text:style-name="P156">0.9.8 / 0.9.4 / 0.9.8</text:p>
          </table:table-cell>
          <table:table-cell table:style-name="Tableau4.C48" office:value-type="string">
            <text:p text:style-name="P156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6">OK.</text:p>
          </table:table-cell>
        </table:table-row>
        <table:table-row>
          <table:table-cell table:style-name="Tableau4.A48" office:value-type="string">
            <text:p text:style-name="P74">psutil</text:p>
          </table:table-cell>
          <table:table-cell table:style-name="Tableau4.B48" office:value-type="string">
            <text:p text:style-name="P93">1.2.1 / 3.0.1 / -</text:p>
          </table:table-cell>
          <table:table-cell table:style-name="Tableau4.C48" office:value-type="string">
            <text:p text:style-name="P93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4">pwgen</text:p>
          </table:table-cell>
          <table:table-cell table:style-name="Tableau4.B48" office:value-type="string">
            <text:p text:style-name="P94">2.06 / 2.06 / 2.07</text:p>
          </table:table-cell>
          <table:table-cell table:style-name="Tableau4.C48" office:value-type="string">
            <text:p text:style-name="P95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4">pysetuptools</text:p>
          </table:table-cell>
          <table:table-cell table:style-name="Tableau4.B48" office:value-type="string">
            <text:p text:style-name="P96">2.1 / 17.0 / -</text:p>
          </table:table-cell>
          <table:table-cell table:style-name="Tableau4.C48" office:value-type="string">
            <text:p text:style-name="P97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96">Upgrade.</text:p>
          </table:table-cell>
        </table:table-row>
        <table:table-row>
          <table:table-cell table:style-name="Tableau4.A48" office:value-type="string">
            <text:p text:style-name="P74">pyxdg</text:p>
          </table:table-cell>
          <table:table-cell table:style-name="Tableau4.B48" office:value-type="string">
            <text:p text:style-name="P98">0.25 / 0.25 / -</text:p>
          </table:table-cell>
          <table:table-cell table:style-name="Tableau4.C48" office:value-type="string">
            <text:p text:style-name="P98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98">OK.</text:p>
          </table:table-cell>
        </table:table-row>
        <table:table-row>
          <table:table-cell table:style-name="Tableau4.A48" office:value-type="string">
            <text:p text:style-name="P74">recode</text:p>
          </table:table-cell>
          <table:table-cell table:style-name="Tableau4.B48" office:value-type="string">
            <text:p text:style-name="P98">3.6 / 3.7beta2 / -</text:p>
          </table:table-cell>
          <table:table-cell table:style-name="Tableau4.C48" office:value-type="string">
            <text:p text:style-name="P98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98">Upgrade.</text:p>
          </table:table-cell>
        </table:table-row>
        <table:table-row>
          <table:table-cell table:style-name="Tableau4.A48" office:value-type="string">
            <text:p text:style-name="P158">rtorrent</text:p>
          </table:table-cell>
          <table:table-cell table:style-name="Tableau4.B48" office:value-type="string">
            <text:p text:style-name="P158">0.9.6 / 0.9.4 / 0.9.6</text:p>
          </table:table-cell>
          <table:table-cell table:style-name="Tableau4.C48" office:value-type="string">
            <text:p text:style-name="P158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sbopkg</text:p>
          </table:table-cell>
          <table:table-cell table:style-name="Tableau4.B48" office:value-type="string">
            <text:p text:style-name="P98">0.37.0 / - / 0.37.0</text:p>
          </table:table-cell>
          <table:table-cell table:style-name="Tableau4.C48" office:value-type="string">
            <text:p text:style-name="P98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98">OK.</text:p>
          </table:table-cell>
        </table:table-row>
        <table:table-row>
          <table:table-cell table:style-name="Tableau4.A48" office:value-type="string">
            <text:p text:style-name="P74">slackpkg+</text:p>
          </table:table-cell>
          <table:table-cell table:style-name="Tableau4.B48" office:value-type="string">
            <text:p text:style-name="P99">1.3.2 / - / 1.4.1</text:p>
          </table:table-cell>
          <table:table-cell table:style-name="Tableau4.C48" office:value-type="string">
            <text:p text:style-name="P99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4">speex</text:p>
          </table:table-cell>
          <table:table-cell table:style-name="Tableau4.B48" office:value-type="string">
            <text:p text:style-name="P100">1.2rc1 / 1.2rc2 / 1.2rc2</text:p>
          </table:table-cell>
          <table:table-cell table:style-name="Tableau4.C48" office:value-type="string">
            <text:p text:style-name="P100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4">squid</text:p>
          </table:table-cell>
          <table:table-cell table:style-name="Tableau4.B48" office:value-type="string">
            <text:p text:style-name="P101">3.4.12 / 3.4.10 / 3.4.13</text:p>
          </table:table-cell>
          <table:table-cell table:style-name="Tableau4.C48" office:value-type="string">
            <text:p text:style-name="P101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1">Upgrade.</text:p>
          </table:table-cell>
        </table:table-row>
        <table:table-row>
          <table:table-cell table:style-name="Tableau4.A48" office:value-type="string">
            <text:p text:style-name="P75">squidanalyzer</text:p>
          </table:table-cell>
          <table:table-cell table:style-name="Tableau4.B48" office:value-type="string">
            <text:p text:style-name="P102">5.4 / 5.3 / <text:span text:style-name="T23">5.4</text:span></text:p>
          </table:table-cell>
          <table:table-cell table:style-name="Tableau4.C48" office:value-type="string">
            <text:p text:style-name="P103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3">OK.</text:p>
          </table:table-cell>
        </table:table-row>
        <table:table-row>
          <table:table-cell table:style-name="Tableau4.A51" office:value-type="string">
            <text:p text:style-name="P75">squidGuard</text:p>
          </table:table-cell>
          <table:table-cell table:style-name="Tableau4.B51" office:value-type="string">
            <text:p text:style-name="P104">1.4 / 1.4 / 1.4</text:p>
          </table:table-cell>
          <table:table-cell table:style-name="Tableau4.C51" office:value-type="string">
            <text:p text:style-name="P104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4">OK.</text:p>
          </table:table-cell>
        </table:table-row>
        <table:table-row>
          <table:table-cell table:style-name="Tableau4.A51" office:value-type="string">
            <text:p text:style-name="P75">twolame</text:p>
          </table:table-cell>
          <table:table-cell table:style-name="Tableau4.B51" office:value-type="string">
            <text:p text:style-name="P105">0.3.13 / 0.3.13 / 0.3.13</text:p>
          </table:table-cell>
          <table:table-cell table:style-name="Tableau4.C51" office:value-type="string">
            <text:p text:style-name="P105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5">OK.</text:p>
          </table:table-cell>
        </table:table-row>
        <table:table-row>
          <table:table-cell table:style-name="Tableau4.A51" office:value-type="string">
            <text:p text:style-name="P75">unrar</text:p>
          </table:table-cell>
          <table:table-cell table:style-name="Tableau4.B51" office:value-type="string">
            <text:p text:style-name="P106">5.<text:span text:style-name="T63">2.6</text:span> / 5.2.6 / -</text:p>
          </table:table-cell>
          <table:table-cell table:style-name="Tableau4.C51" office:value-type="string">
            <text:p text:style-name="P106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06"><text:span text:style-name="T63">OK</text:span>.</text:p>
          </table:table-cell>
        </table:table-row>
        <text:soft-page-break/>
        <table:table-row>
          <table:table-cell table:style-name="Tableau4.A52" office:value-type="string">
            <text:p text:style-name="P75">user-settings-console</text:p>
          </table:table-cell>
          <table:table-cell table:style-name="Tableau4.B52" office:value-type="string">
            <text:p text:style-name="P106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06">OK.</text:p>
          </table:table-cell>
        </table:table-row>
      </table:table>
      <text:h text:style-name="P177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73">Package</text:p>
            </table:table-cell>
            <table:table-cell table:style-name="Tableau3.B1" office:value-type="string">
              <text:p text:style-name="P170">Version<text:note text:id="ftn4" text:note-class="footnote"><text:note-citation>4</text:note-citation><text:note-body><text:p text:style-name="P164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67">Source</text:p>
            </table:table-cell>
            <table:table-cell table:style-name="Tableau3.D1" office:value-type="string">
              <text:p text:style-name="P167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3">cppunit</text:p>
          </table:table-cell>
          <table:table-cell table:style-name="Tableau3.B51" office:value-type="string">
            <text:p text:style-name="P160">1.13.2 / 1.<text:span text:style-name="T62">12.1</text:span> / 1.13.2</text:p>
          </table:table-cell>
          <table:table-cell table:style-name="Tableau3.C51" office:value-type="string">
            <text:p text:style-name="P163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dovecot</text:p>
          </table:table-cell>
          <table:table-cell table:style-name="Tableau3.B51" office:value-type="string">
            <text:p text:style-name="P107">2.2.18 / 2.1.10 / 2.2.18</text:p>
          </table:table-cell>
          <table:table-cell table:style-name="Tableau3.C51" office:value-type="string">
            <text:p text:style-name="P107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07">OK.</text:p>
          </table:table-cell>
        </table:table-row>
        <table:table-row>
          <table:table-cell table:style-name="Tableau3.A51" office:value-type="string">
            <text:p text:style-name="P73">faac</text:p>
          </table:table-cell>
          <table:table-cell table:style-name="Tableau3.B51" office:value-type="string">
            <text:p text:style-name="P108">1.28 / 1.28 / 1.28</text:p>
          </table:table-cell>
          <table:table-cell table:style-name="Tableau3.C51" office:value-type="string">
            <text:p text:style-name="P108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08">OK.</text:p>
          </table:table-cell>
        </table:table-row>
        <table:table-row>
          <table:table-cell table:style-name="Tableau3.A51" office:value-type="string">
            <text:p text:style-name="P73">faad2</text:p>
          </table:table-cell>
          <table:table-cell table:style-name="Tableau3.B51" office:value-type="string">
            <text:p text:style-name="P108">2.7 / 2.7 / 2.7</text:p>
          </table:table-cell>
          <table:table-cell table:style-name="Tableau3.C51" office:value-type="string">
            <text:p text:style-name="P108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08">OK.</text:p>
          </table:table-cell>
        </table:table-row>
        <table:table-row>
          <table:table-cell table:style-name="Tableau3.A51" office:value-type="string">
            <text:p text:style-name="P73">ffmpeg</text:p>
          </table:table-cell>
          <table:table-cell table:style-name="Tableau3.B51" office:value-type="string">
            <text:p text:style-name="P109">0.11.1 / 0.11.1 / -</text:p>
          </table:table-cell>
          <table:table-cell table:style-name="Tableau3.C51" office:value-type="string">
            <text:p text:style-name="P109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09">OK.</text:p>
          </table:table-cell>
        </table:table-row>
        <table:table-row>
          <table:table-cell table:style-name="Tableau3.A7" office:value-type="string">
            <text:p text:style-name="P73">glances</text:p>
          </table:table-cell>
          <table:table-cell table:style-name="Tableau3.B7" office:value-type="string">
            <text:p text:style-name="P110">1.7.6 / - / 2.4.2</text:p>
          </table:table-cell>
          <table:table-cell table:style-name="Tableau3.C7" office:value-type="string">
            <text:p text:style-name="P110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0">Upgrade ?</text:p>
          </table:table-cell>
        </table:table-row>
        <table:table-row>
          <table:table-cell table:style-name="Tableau3.A51" office:value-type="string">
            <text:p text:style-name="P161">icecast</text:p>
          </table:table-cell>
          <table:table-cell table:style-name="Tableau3.B51" office:value-type="string">
            <text:p text:style-name="P159">2.4.2 / 2.<text:span text:style-name="T61">3</text:span>.2 / 2.4.2</text:p>
          </table:table-cell>
          <table:table-cell table:style-name="Tableau3.C51" office:value-type="string">
            <text:p text:style-name="P162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2">OK.</text:p>
          </table:table-cell>
        </table:table-row>
        <table:table-row>
          <table:table-cell table:style-name="Tableau3.A51" office:value-type="string">
            <text:p text:style-name="P163">id3lib</text:p>
          </table:table-cell>
          <table:table-cell table:style-name="Tableau3.B51" office:value-type="string">
            <text:p text:style-name="P160">3.8.3 / 3.8.3 / 3.8.3</text:p>
          </table:table-cell>
          <table:table-cell table:style-name="Tableau3.C51" office:value-type="string">
            <text:p text:style-name="P163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lame</text:p>
          </table:table-cell>
          <table:table-cell table:style-name="Tableau3.B51" office:value-type="string">
            <text:p text:style-name="P111">3.99.5 / 3.99.5 / 3.99.5</text:p>
          </table:table-cell>
          <table:table-cell table:style-name="Tableau3.C51" office:value-type="string">
            <text:p text:style-name="P111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3">libcuefile</text:p>
          </table:table-cell>
          <table:table-cell table:style-name="Tableau3.B51" office:value-type="string">
            <text:p text:style-name="P112">r475 / r453 / r475</text:p>
          </table:table-cell>
          <table:table-cell table:style-name="Tableau3.C51" office:value-type="string">
            <text:p text:style-name="P112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3">libmms</text:p>
          </table:table-cell>
          <table:table-cell table:style-name="Tableau3.B51" office:value-type="string">
            <text:p text:style-name="P113">0.6.2 / 0.6.2 / - </text:p>
          </table:table-cell>
          <table:table-cell table:style-name="Tableau3.C51" office:value-type="string">
            <text:p text:style-name="P113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51" office:value-type="string">
            <text:p text:style-name="P73">libmp4v2</text:p>
          </table:table-cell>
          <table:table-cell table:style-name="Tableau3.B51" office:value-type="string">
            <text:p text:style-name="P114">2.0.0 / 2.0.0 / 2.0.0</text:p>
          </table:table-cell>
          <table:table-cell table:style-name="Tableau3.C51" office:value-type="string">
            <text:p text:style-name="P114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4">OK.</text:p>
          </table:table-cell>
        </table:table-row>
        <table:table-row>
          <table:table-cell table:style-name="Tableau3.A51" office:value-type="string">
            <text:p text:style-name="P73">libmpdclient</text:p>
          </table:table-cell>
          <table:table-cell table:style-name="Tableau3.B51" office:value-type="string">
            <text:p text:style-name="P115">2.7 / 2.7 / -</text:p>
          </table:table-cell>
          <table:table-cell table:style-name="Tableau3.C51" office:value-type="string">
            <text:p text:style-name="P115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3">libreplaygain</text:p>
          </table:table-cell>
          <table:table-cell table:style-name="Tableau3.B51" office:value-type="string">
            <text:p text:style-name="P115">r475 / r453 / r475</text:p>
          </table:table-cell>
          <table:table-cell table:style-name="Tableau3.C51" office:value-type="string">
            <text:p text:style-name="P115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3">libshout</text:p>
          </table:table-cell>
          <table:table-cell table:style-name="Tableau3.B51" office:value-type="string">
            <text:p text:style-name="P115">2.3.1 / 2.2.2 / 2.3.1</text:p>
          </table:table-cell>
          <table:table-cell table:style-name="Tableau3.C51" office:value-type="string">
            <text:p text:style-name="P115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3">libsigc++</text:p>
          </table:table-cell>
          <table:table-cell table:style-name="Tableau3.B51" office:value-type="string">
            <text:p text:style-name="P116">2.2.11 / 2.2.10 / 2.2.11</text:p>
          </table:table-cell>
          <table:table-cell table:style-name="Tableau3.C51" office:value-type="string">
            <text:p text:style-name="P116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3">libtorrent</text:p>
          </table:table-cell>
          <table:table-cell table:style-name="Tableau3.B51" office:value-type="string">
            <text:p text:style-name="P117">0.13.<text:span text:style-name="T62">6</text:span> / 0.13.0 / 0.13.<text:span text:style-name="T62">6</text:span></text:p>
          </table:table-cell>
          <table:table-cell table:style-name="Tableau3.C51" office:value-type="string">
            <text:p text:style-name="P117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161">lua</text:p>
          </table:table-cell>
          <table:table-cell table:style-name="Tableau3.B51" office:value-type="string">
            <text:p text:style-name="P159">5.1.5 / 5.1.5 / 5.3.1</text:p>
          </table:table-cell>
          <table:table-cell table:style-name="Tableau3.C51" office:value-type="string">
            <text:p text:style-name="P161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-filesystem</text:p>
          </table:table-cell>
          <table:table-cell table:style-name="Tableau3.B51" office:value-type="string">
            <text:p text:style-name="P159">1.6.2 / <text:span text:style-name="T60">20120408 </text:span>/ 1.6.3</text:p>
          </table:table-cell>
          <table:table-cell table:style-name="Tableau3.C51" office:value-type="string">
            <text:p text:style-name="P161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expat</text:p>
          </table:table-cell>
          <table:table-cell table:style-name="Tableau3.B51" office:value-type="string">
            <text:p text:style-name="P159">1.3.0 / 1.<text:span text:style-name="T60">2</text:span>.0 / 1.3.0</text:p>
          </table:table-cell>
          <table:table-cell table:style-name="Tableau3.C51" office:value-type="string">
            <text:p text:style-name="P161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socket</text:p>
          </table:table-cell>
          <table:table-cell table:style-name="Tableau3.B51" office:value-type="string">
            <text:p text:style-name="P159">20130909 / <text:span text:style-name="T60">2.0.2</text:span> / 3.0rc1</text:p>
          </table:table-cell>
          <table:table-cell table:style-name="Tableau3.C51" office:value-type="string">
            <text:p text:style-name="P161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1">OK.</text:p>
          </table:table-cell>
        </table:table-row>
        <text:soft-page-break/>
        <table:table-row>
          <table:table-cell table:style-name="Tableau3.A51" office:value-type="string">
            <text:p text:style-name="P161">luasec</text:p>
          </table:table-cell>
          <table:table-cell table:style-name="Tableau3.B51" office:value-type="string">
            <text:p text:style-name="P159">20140421 / <text:span text:style-name="T60">0.4.1</text:span> / 0.5</text:p>
          </table:table-cell>
          <table:table-cell table:style-name="Tableau3.C51" office:value-type="string">
            <text:p text:style-name="P161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3">mpd</text:p>
          </table:table-cell>
          <table:table-cell table:style-name="Tableau3.B51" office:value-type="string">
            <text:p text:style-name="P160">0.19.10 / 0.<text:span text:style-name="T62">17.1</text:span> / 0.19.10</text:p>
          </table:table-cell>
          <table:table-cell table:style-name="Tableau3.C51" office:value-type="string">
            <text:p text:style-name="P163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musepack-tools</text:p>
          </table:table-cell>
          <table:table-cell table:style-name="Tableau3.B51" office:value-type="string">
            <text:p text:style-name="P118">r475 / r435 / r475</text:p>
          </table:table-cell>
          <table:table-cell table:style-name="Tableau3.C51" office:value-type="string">
            <text:p text:style-name="P118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163">ncmpc</text:p>
          </table:table-cell>
          <table:table-cell table:style-name="Tableau3.B51" office:value-type="string">
            <text:p text:style-name="P160">0.24 / 0.<text:span text:style-name="T62">16</text:span> / 0.24</text:p>
          </table:table-cell>
          <table:table-cell table:style-name="Tableau3.C51" office:value-type="string">
            <text:p text:style-name="P163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p7zip</text:p>
          </table:table-cell>
          <table:table-cell table:style-name="Tableau3.B51" office:value-type="string">
            <text:p text:style-name="P119">9.20.1 / 9.20.1 / -</text:p>
          </table:table-cell>
          <table:table-cell table:style-name="Tableau3.C51" office:value-type="string">
            <text:p text:style-name="P119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3">perl-BerkeleyDB</text:p>
          </table:table-cell>
          <table:table-cell table:style-name="Tableau3.B51" office:value-type="string">
            <text:p text:style-name="P120">0.53 / 0.52 / 0.55</text:p>
          </table:table-cell>
          <table:table-cell table:style-name="Tableau3.C51" office:value-type="string">
            <text:p text:style-name="P120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3">perl-digest-hmac</text:p>
          </table:table-cell>
          <table:table-cell table:style-name="Tableau3.B51" office:value-type="string">
            <text:p text:style-name="P121">1.03 / 1.03 / 1.03</text:p>
          </table:table-cell>
          <table:table-cell table:style-name="Tableau3.C51" office:value-type="string">
            <text:p text:style-name="P121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73">perl-digest-sha1</text:p>
          </table:table-cell>
          <table:table-cell table:style-name="Tableau3.B51" office:value-type="string">
            <text:p text:style-name="P122">2.13 / 2.13 / 2.13 </text:p>
          </table:table-cell>
          <table:table-cell table:style-name="Tableau3.C51" office:value-type="string">
            <text:p text:style-name="P122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73">perl-IO-Multiplex</text:p>
          </table:table-cell>
          <table:table-cell table:style-name="Tableau3.B51" office:value-type="string">
            <text:p text:style-name="P123">1.13 / 1.13 / 1.16</text:p>
          </table:table-cell>
          <table:table-cell table:style-name="Tableau3.C51" office:value-type="string">
            <text:p text:style-name="P123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net-dns</text:p>
          </table:table-cell>
          <table:table-cell table:style-name="Tableau3.B51" office:value-type="string">
            <text:p text:style-name="P123">0.72 / 0.72 / 0.83</text:p>
          </table:table-cell>
          <table:table-cell table:style-name="Tableau3.C51" office:value-type="string">
            <text:p text:style-name="P123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net-ip</text:p>
          </table:table-cell>
          <table:table-cell table:style-name="Tableau3.B51" office:value-type="string">
            <text:p text:style-name="P123">1.26 / 1.26 / 1.26</text:p>
          </table:table-cell>
          <table:table-cell table:style-name="Tableau3.C51" office:value-type="string">
            <text:p text:style-name="P123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Net-Server</text:p>
          </table:table-cell>
          <table:table-cell table:style-name="Tableau3.B51" office:value-type="string">
            <text:p text:style-name="P124">2.007 / 2.007 / 2.008</text:p>
          </table:table-cell>
          <table:table-cell table:style-name="Tableau3.C51" office:value-type="string">
            <text:p text:style-name="P124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3">postfix</text:p>
          </table:table-cell>
          <table:table-cell table:style-name="Tableau3.B51" office:value-type="string">
            <text:p text:style-name="P124">2.11.<text:span text:style-name="T60">6</text:span> / 2.9.4 / 2.11.<text:span text:style-name="T60">6</text:span></text:p>
          </table:table-cell>
          <table:table-cell table:style-name="Tableau3.C51" office:value-type="string">
            <text:p text:style-name="P124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161">postgrey</text:p>
          </table:table-cell>
          <table:table-cell table:style-name="Tableau3.B51" office:value-type="string">
            <text:p text:style-name="P159">1.34 / 1.34 / 1.36</text:p>
          </table:table-cell>
          <table:table-cell table:style-name="Tableau3.C51" office:value-type="string">
            <text:p text:style-name="P161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1">Upgrade.</text:p>
          </table:table-cell>
        </table:table-row>
        <table:table-row>
          <table:table-cell table:style-name="Tableau3.A51" office:value-type="string">
            <text:p text:style-name="P161">prosody</text:p>
          </table:table-cell>
          <table:table-cell table:style-name="Tableau3.B51" office:value-type="string">
            <text:p text:style-name="P157">0.9.8 / 0.<text:span text:style-name="T60">8.2</text:span> / 0.9.8</text:p>
          </table:table-cell>
          <table:table-cell table:style-name="Tableau3.C51" office:value-type="string">
            <text:p text:style-name="P161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73">psutil</text:p>
          </table:table-cell>
          <table:table-cell table:style-name="Tableau3.B51" office:value-type="string">
            <text:p text:style-name="P125">1.2.1 / 1.0.1 / -</text:p>
          </table:table-cell>
          <table:table-cell table:style-name="Tableau3.C51" office:value-type="string">
            <text:p text:style-name="P125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3">pwgen</text:p>
          </table:table-cell>
          <table:table-cell table:style-name="Tableau3.B51" office:value-type="string">
            <text:p text:style-name="P125">2.06 / 2.06 / 2.07</text:p>
          </table:table-cell>
          <table:table-cell table:style-name="Tableau3.C51" office:value-type="string">
            <text:p text:style-name="P125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3">pysetuptools</text:p>
          </table:table-cell>
          <table:table-cell table:style-name="Tableau3.B51" office:value-type="string">
            <text:p text:style-name="P126">2.1 / 0.9.8 / -</text:p>
          </table:table-cell>
          <table:table-cell table:style-name="Tableau3.C51" office:value-type="string">
            <text:p text:style-name="P126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pyxdg</text:p>
          </table:table-cell>
          <table:table-cell table:style-name="Tableau3.B51" office:value-type="string">
            <text:p text:style-name="P126">0.25 / 0.18 / -</text:p>
          </table:table-cell>
          <table:table-cell table:style-name="Tableau3.C51" office:value-type="string">
            <text:p text:style-name="P126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recode</text:p>
          </table:table-cell>
          <table:table-cell table:style-name="Tableau3.B51" office:value-type="string">
            <text:p text:style-name="P126">3.7beta2 / 3.6 / 3.7beta2</text:p>
          </table:table-cell>
          <table:table-cell table:style-name="Tableau3.C51" office:value-type="string">
            <text:p text:style-name="P126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rtorrent</text:p>
          </table:table-cell>
          <table:table-cell table:style-name="Tableau3.B51" office:value-type="string">
            <text:p text:style-name="P126">0.9.<text:span text:style-name="T62">6</text:span> / 0.9.0 / 0.9.<text:span text:style-name="T62">6</text:span></text:p>
          </table:table-cell>
          <table:table-cell table:style-name="Tableau3.C51" office:value-type="string">
            <text:p text:style-name="P126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bopkg</text:p>
          </table:table-cell>
          <table:table-cell table:style-name="Tableau3.B51" office:value-type="string">
            <text:p text:style-name="P126">0.36.0 / - / 0.37.0</text:p>
          </table:table-cell>
          <table:table-cell table:style-name="Tableau3.C51" office:value-type="string">
            <text:p text:style-name="P126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lackpkg+</text:p>
          </table:table-cell>
          <table:table-cell table:style-name="Tableau3.B51" office:value-type="string">
            <text:p text:style-name="P126">1.3.2 / - / 1.4.1</text:p>
          </table:table-cell>
          <table:table-cell table:style-name="Tableau3.C51" office:value-type="string">
            <text:p text:style-name="P126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peex</text:p>
          </table:table-cell>
          <table:table-cell table:style-name="Tableau3.B51" office:value-type="string">
            <text:p text:style-name="P126">1.2rc1 / 1.2rc1 / 1.2rc2</text:p>
          </table:table-cell>
          <table:table-cell table:style-name="Tableau3.C51" office:value-type="string">
            <text:p text:style-name="P126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quid</text:p>
          </table:table-cell>
          <table:table-cell table:style-name="Tableau3.B51" office:value-type="string">
            <text:p text:style-name="P126">3.4.12 / 3.1.20 / 3.4.13</text:p>
          </table:table-cell>
          <table:table-cell table:style-name="Tableau3.C51" office:value-type="string">
            <text:p text:style-name="P126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26">Upgrade.</text:p>
          </table:table-cell>
        </table:table-row>
        <table:table-row>
          <table:table-cell table:style-name="Tableau3.A51" office:value-type="string">
            <text:p text:style-name="P73">squidanalyzer</text:p>
          </table:table-cell>
          <table:table-cell table:style-name="Tableau3.B51" office:value-type="string">
            <text:p text:style-name="P127">5.4 / - / -</text:p>
          </table:table-cell>
          <table:table-cell table:style-name="Tableau3.C51" office:value-type="string">
            <text:p text:style-name="P12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27">OK.</text:p>
          </table:table-cell>
        </table:table-row>
        <text:soft-page-break/>
        <table:table-row>
          <table:table-cell table:style-name="Tableau3.A51" office:value-type="string">
            <text:p text:style-name="P73">squidGuard</text:p>
          </table:table-cell>
          <table:table-cell table:style-name="Tableau3.B51" office:value-type="string">
            <text:p text:style-name="P127">1.4 / - / 1.4</text:p>
          </table:table-cell>
          <table:table-cell table:style-name="Tableau3.C51" office:value-type="string">
            <text:p text:style-name="P127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twolame</text:p>
          </table:table-cell>
          <table:table-cell table:style-name="Tableau3.B51" office:value-type="string">
            <text:p text:style-name="P128">0.3.13 / 0.3.13 / 0.3.13</text:p>
          </table:table-cell>
          <table:table-cell table:style-name="Tableau3.C51" office:value-type="string">
            <text:p text:style-name="P128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3">unrar</text:p>
          </table:table-cell>
          <table:table-cell table:style-name="Tableau3.B51" office:value-type="string">
            <text:p text:style-name="P128"><text:span text:style-name="T63">5.2.6</text:span> / <text:span text:style-name="T63">5.0.0</text:span> / -</text:p>
          </table:table-cell>
          <table:table-cell table:style-name="Tableau3.C51" office:value-type="string">
            <text:p text:style-name="P128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2" office:value-type="string">
            <text:p text:style-name="P73">user-settings-console</text:p>
          </table:table-cell>
          <table:table-cell table:style-name="Tableau3.B52" office:value-type="string">
            <text:p text:style-name="P128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28">OK.</text:p>
          </table:table-cell>
        </table:table-row>
      </table:table>
      <text:h text:style-name="P17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0-26T14:17:56.676349274</dc:date>
    <meta:editing-duration>PT19H42M54S</meta:editing-duration>
    <meta:editing-cycles>167</meta:editing-cycles>
    <meta:generator>LibreOffice/4.4.5.2$Linux_X86_64 LibreOffice_project/a22f674fd25a3b6f45bdebf25400ed2adff0ff99</meta:generator>
    <meta:document-statistic meta:table-count="4" meta:image-count="0" meta:object-count="0" meta:page-count="13" meta:paragraph-count="1236" meta:word-count="2514" meta:character-count="27353" meta:non-whitespace-character-count="25796"/>
  </office:meta>
</office:document-meta>
</file>